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6BFC000035926DD790D1.svm" manifest:media-type=""/>
  <manifest:file-entry manifest:full-path="Pictures/2000000700006C170000431F4DD366DD.svm" manifest:media-type=""/>
  <manifest:file-entry manifest:full-path="Pictures/2000000700006C4D000033C5C8073E42.svm" manifest:media-type=""/>
  <manifest:file-entry manifest:full-path="Pictures/2000000700006C4D000049AF86B654E0.svm" manifest:media-type=""/>
  <manifest:file-entry manifest:full-path="Pictures/200000070000656B00003B2E2312FD91.svm" manifest:media-type=""/>
  <manifest:file-entry manifest:full-path="Pictures/100002000000001000000010F1D7F357.gif" manifest:media-type="image/gif"/>
  <manifest:file-entry manifest:full-path="Pictures/200000070000686200004F15481FAEBE.svm" manifest:media-type=""/>
  <manifest:file-entry manifest:full-path="Pictures/20000007000064C900002FDB451B35D0.svm" manifest:media-type=""/>
  <manifest:file-entry manifest:full-path="Pictures/2000000700006C32000039E93A9A67FD.svm" manifest:media-type=""/>
  <manifest:file-entry manifest:full-path="Pictures/2000000700005D600000458EF55EC2DB.svm" manifest:media-type=""/>
  <manifest:file-entry manifest:full-path="Pictures/100002000000000D0000000D70540FE1.png" manifest:media-type="image/png"/>
  <manifest:file-entry manifest:full-path="Pictures/200000070000240000000D3DA96648F8.svm" manifest:media-type=""/>
  <manifest:file-entry manifest:full-path="Pictures/2000000700006C4D00003E2530E85D98.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StarSymbol1" svg:font-family="StarSymbol"/>
    <style:font-face style:name="Tahoma1" svg:font-family="Tahoma"/>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5pt solid #008000" fo:border-bottom="0.05pt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5pt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fo:keep-together="auto"/>
    </style:style>
    <style:style style:name="Table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fo:keep-together="auto"/>
    </style:style>
    <style:style style:name="Table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fo:keep-together="auto"/>
    </style:style>
    <style:style style:name="Table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Heading_20_8">
      <style:text-properties officeooo:paragraph-rsid="000f504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0" style:family="paragraph" style:parent-style-name="Text_20_body">
      <style:text-properties style:use-window-font-color="true" style:font-name="Times New Roman" fo:font-size="12pt" fo:language="en" fo:country="GB" fo:font-style="normal" fo:font-weight="normal" officeooo:paragraph-rsid="000df11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1" style:family="paragraph" style:parent-style-name="Text_20_body">
      <style:text-properties style:use-window-font-color="true" style:font-name="Times New Roman" fo:font-size="12pt" fo:language="en" fo:country="GB" fo:font-style="normal" fo:font-weight="normal" officeooo:paragraph-rsid="000f504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2" style:family="paragraph" style:parent-style-name="Text_20_body">
      <style:text-properties style:use-window-font-color="true" style:font-name="Times New Roman" fo:font-size="12pt" fo:language="en" fo:country="GB" fo:font-style="normal" fo:font-weight="normal" officeooo:rsid="00131992" officeooo:paragraph-rsid="00131992"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13" style:family="paragraph" style:parent-style-name="Text_20_body">
      <style:text-properties officeooo:paragraph-rsid="000b85f3"/>
    </style:style>
    <style:style style:name="P14" style:family="paragraph" style:parent-style-name="Text_20_body">
      <style:text-properties officeooo:paragraph-rsid="000df110"/>
    </style:style>
    <style:style style:name="P15" style:family="paragraph" style:parent-style-name="Text_20_body">
      <style:text-properties officeooo:paragraph-rsid="000f504d"/>
    </style:style>
    <style:style style:name="P16" style:family="paragraph" style:parent-style-name="Preformatted_20_Text">
      <style:text-properties fo:font-size="8pt" style:font-size-asian="8pt" style:font-size-complex="8pt"/>
    </style:style>
    <style:style style:name="P17" style:family="paragraph" style:parent-style-name="Preformatted_20_Text">
      <style:paragraph-properties fo:margin-top="0cm" fo:margin-bottom="0.499cm" loext:contextual-spacing="false"/>
      <style:text-properties fo:font-size="8pt" style:font-size-asian="8pt" style:font-size-complex="8pt"/>
    </style:style>
    <style:style style:name="P18"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9" style:family="paragraph" style:parent-style-name="Text_20_body">
      <style:paragraph-properties fo:orphans="2" fo:widows="2" style:writing-mode="lr-tb"/>
    </style:style>
    <style:style style:name="P20" style:family="paragraph" style:parent-style-name="Text_20_body">
      <style:paragraph-properties fo:orphans="2" fo:widows="2" style:text-autospace="none" style:punctuation-wrap="simple" style:vertical-align="baseline" style:writing-mode="lr-tb"/>
    </style:style>
    <style:style style:name="P21" style:family="paragraph" style:parent-style-name="Text_20_body">
      <style:paragraph-properties fo:orphans="2" fo:widows="2" style:writing-mode="lr-tb"/>
      <style:text-properties fo:font-variant="normal" fo:text-transform="none" style:use-window-font-color="true" style:font-name="Times New Roman" fo:letter-spacing="normal" fo:language="en" fo:country="GB" fo:font-style="normal" fo:font-weight="normal" style:font-name-asian="Times New Roman" style:font-name-complex="Times New Roman" style:language-complex="ar" style:country-complex="SA"/>
    </style:style>
    <style:style style:name="P22" style:family="paragraph" style:parent-style-name="Notice">
      <style:paragraph-properties fo:margin-top="0.494cm" fo:margin-bottom="0cm" loext:contextual-spacing="false" fo:text-align="justify" style:justify-single-word="false"/>
      <style:text-properties fo:language="en" fo:country="GB"/>
    </style:style>
    <style:style style:name="P23" style:family="paragraph" style:parent-style-name="Text_20_body">
      <style:paragraph-properties fo:margin-top="0cm" fo:margin-bottom="0.199cm" loext:contextual-spacing="false" fo:orphans="2" fo:widows="2" style:text-autospace="ideograph-alpha" style:punctuation-wrap="hanging" style:vertical-align="auto" style:writing-mode="lr-tb"/>
    </style:style>
    <style:style style:name="P24" style:family="paragraph" style:parent-style-name="Text_20_body">
      <style:paragraph-properties fo:margin-top="0cm" fo:margin-bottom="0.199cm" loext:contextual-spacing="false"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5"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style>
    <style:style style:name="P26" style:family="paragraph" style:parent-style-name="Text_20_body" style:master-page-name="">
      <style:paragraph-properties fo:margin-top="0cm" fo:margin-bottom="0.199cm" loext:contextual-spacing="false"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top="0cm" fo:margin-bottom="0.199cm" loext:contextual-spacing="false"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8" style:family="paragraph" style:parent-style-name="List_20_Indent" style:master-page-name="">
      <style:paragraph-properties fo:margin-left="5.001cm" fo:margin-right="0cm" fo:margin-top="0cm" fo:margin-bottom="0.199cm" loext:contextual-spacing="false" fo:orphans="2" fo:widows="2" fo:text-indent="-4.5cm" style:auto-text-indent="false" style:page-number="auto" fo:break-before="auto" fo:break-after="auto" style:text-autospace="ideograph-alpha" style:punctuation-wrap="hanging" style:vertical-align="auto" style:writing-mode="lr-tb">
        <style:tab-stops>
          <style:tab-stop style:position="0cm"/>
        </style:tab-stops>
      </style:paragraph-properties>
    </style:style>
    <style:style style:name="P29" style:family="paragraph" style:parent-style-name="XML_20_Listing" style:master-page-name="">
      <style:paragraph-properties fo:margin-top="0cm" fo:margin-bottom="0cm" loext:contextual-spacing="false" fo:orphans="2" fo:widows="2" style:page-number="auto"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fo:font-weight="normal" style:font-name-asian="Times New Roman" style:font-size-asian="11pt" style:font-weight-asian="bold" style:font-name-complex="Times New Roman" style:font-size-complex="10pt" style:language-complex="ar" style:country-complex="SA" style:font-weight-complex="bold"/>
    </style:style>
    <style:style style:name="P30" style:family="paragraph" style:parent-style-name="Text_20_body">
      <style:paragraph-properties fo:margin-left="0cm" fo:margin-right="0cm" fo:orphans="2" fo:widows="2" fo:text-indent="0cm" style:auto-text-indent="false"/>
    </style:style>
    <style:style style:name="P31" style:family="paragraph" style:parent-style-name="Table_20_Contents">
      <style:text-properties officeooo:rsid="0010ffc4" officeooo:paragraph-rsid="0010ffc4"/>
    </style:style>
    <style:style style:name="P32" style:family="paragraph" style:parent-style-name="Example">
      <style:text-properties officeooo:paragraph-rsid="000f504d"/>
    </style:style>
    <style:style style:name="P33" style:family="paragraph" style:parent-style-name="Example">
      <style:text-properties officeooo:paragraph-rsid="0010cbce"/>
    </style:style>
    <style:style style:name="P34" style:family="paragraph" style:parent-style-name="Example">
      <style:text-properties officeooo:rsid="0010cbce" officeooo:paragraph-rsid="0010cbce"/>
    </style:style>
    <style:style style:name="P35" style:family="paragraph" style:parent-style-name="Text_20_body" style:list-style-name="WW8Num50"/>
    <style:style style:name="P36" style:family="paragraph" style:parent-style-name="Text_20_body" style:list-style-name="L2"/>
    <style:style style:name="P37" style:family="paragraph" style:parent-style-name="Text_20_body" style:list-style-name="L3">
      <style:text-properties fo:font-weight="normal" style:font-weight-asian="normal" style:font-weight-complex="normal"/>
    </style:style>
    <style:style style:name="P38" style:family="paragraph" style:parent-style-name="Text_20_body" style:list-style-name="L4"/>
    <style:style style:name="P39" style:family="paragraph" style:parent-style-name="Text_20_body" style:list-style-name="List_20_1"/>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WW8Num21"/>
    <style:style style:name="P43" style:family="paragraph" style:parent-style-name="Text_20_body" style:list-style-name="WW8Num6"/>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4">
      <style:paragraph-properties fo:margin-top="0cm" fo:margin-bottom="0cm" loext:contextual-spacing="false"/>
    </style:style>
    <style:style style:name="P48" style:family="paragraph" style:parent-style-name="Text_20_body" style:list-style-name="L8">
      <style:paragraph-properties fo:margin-top="0cm" fo:margin-bottom="0cm" loext:contextual-spacing="false"/>
    </style:style>
    <style:style style:name="P49" style:family="paragraph" style:parent-style-name="Text_20_body" style:list-style-name="L5">
      <style:paragraph-properties fo:margin-top="0cm" fo:margin-bottom="0.199cm" loext:contextual-spacing="false"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0" style:family="paragraph" style:parent-style-name="Text_20_body" style:list-style-name="L6">
      <style:paragraph-properties fo:orphans="2" fo:widows="2" style:writing-mode="lr-tb"/>
    </style:style>
    <style:style style:name="P51" style:family="paragraph" style:parent-style-name="Text_20_body" style:list-style-name="WW8Num68">
      <style:paragraph-properties fo:margin-left="-1.251cm" fo:margin-right="0cm" fo:text-indent="0cm" style:auto-text-indent="false"/>
    </style:style>
    <style:style style:name="P52" style:family="paragraph" style:parent-style-name="Text_20_body" style:list-style-name="List_20_2">
      <style:paragraph-properties fo:margin-left="1.251cm" fo:margin-right="0cm" fo:text-indent="0cm" style:auto-text-indent="false"/>
    </style:style>
    <style:style style:name="P53" style:family="paragraph" style:parent-style-name="Text_20_body" style:list-style-name="List_20_2">
      <style:paragraph-properties fo:margin-left="1.251cm" fo:margin-right="0cm" fo:text-indent="0cm" style:auto-text-indent="false"/>
      <style:text-properties officeooo:paragraph-rsid="000f504d"/>
    </style:style>
    <style:style style:name="P54" style:family="paragraph" style:parent-style-name="Heading_20_1" style:list-style-name="L1"/>
    <style:style style:name="P55" style:family="paragraph" style:parent-style-name="Heading_20_1" style:list-style-name="L1">
      <style:text-properties officeooo:paragraph-rsid="000f504d"/>
    </style:style>
    <style:style style:name="P56" style:family="paragraph" style:parent-style-name="Heading_20_1" style:list-style-name="L1">
      <style:paragraph-properties fo:break-before="page"/>
    </style:style>
    <style:style style:name="P57" style:family="paragraph" style:parent-style-name="Heading_20_2" style:list-style-name="L1"/>
    <style:style style:name="P58" style:family="paragraph" style:parent-style-name="Heading_20_2" style:list-style-name="L1">
      <style:text-properties officeooo:paragraph-rsid="000f504d"/>
    </style:style>
    <style:style style:name="P59" style:family="paragraph" style:parent-style-name="Heading_20_2" style:list-style-name="L1">
      <style:text-properties fo:font-weight="bold" style:font-weight-asian="bold" style:font-weight-complex="bold"/>
    </style:style>
    <style:style style:name="P60" style:family="paragraph" style:parent-style-name="Heading_20_2" style:list-style-name="L1">
      <style:paragraph-properties fo:margin-left="0cm" fo:margin-right="0cm" fo:margin-top="0.22cm" fo:margin-bottom="0.42cm" loext:contextual-spacing="false" fo:orphans="2" fo:widows="2" fo:text-indent="0cm" style:auto-text-indent="false" fo:keep-with-next="always" style:text-autospace="none" style:punctuation-wrap="simple" style:vertical-align="baseline" style:writing-mode="lr-tb"/>
      <style:text-properties style:use-window-font-color="true" style:font-name="Arial1" fo:font-size="14pt" fo:language="en" fo:country="GB" fo:font-weight="bold" style:font-name-asian="Times New Roman" style:font-size-asian="12pt" style:font-weight-asian="bold" style:font-name-complex="Times New Roman" style:font-size-complex="10pt" style:language-complex="ar" style:country-complex="SA"/>
    </style:style>
    <style:style style:name="P61" style:family="paragraph" style:parent-style-name="Cover_20_-_20_Report_20_Type" style:master-page-name="Standard">
      <style:paragraph-properties style:page-number="auto"/>
    </style:style>
    <style:style style:name="P62" style:family="paragraph" style:parent-style-name="Contents_20_3">
      <style:paragraph-properties>
        <style:tab-stops>
          <style:tab-stop style:position="14.723cm" style:type="right" style:leader-style="dotted" style:leader-text="."/>
        </style:tab-stops>
      </style:paragraph-properties>
    </style:style>
    <style:style style:name="P63" style:family="paragraph" style:parent-style-name="Contents_20_2">
      <style:paragraph-properties>
        <style:tab-stops>
          <style:tab-stop style:position="15.111cm" style:type="right" style:leader-style="dotted" style:leader-text="."/>
        </style:tab-stops>
      </style:paragraph-properties>
    </style:style>
    <style:style style:name="P64" style:family="paragraph" style:parent-style-name="Contents_20_1">
      <style:paragraph-properties>
        <style:tab-stops>
          <style:tab-stop style:position="15.499cm" style:type="right" style:leader-style="dotted" style:leader-text="."/>
        </style:tab-stops>
      </style:paragraph-properties>
    </style:style>
    <style:style style:name="P65" style:family="paragraph" style:parent-style-name="Heading_20_3" style:list-style-name="L1"/>
    <style:style style:name="P66" style:family="paragraph" style:parent-style-name="Heading_20_3" style:list-style-name="L1">
      <style:paragraph-properties fo:orphans="2" fo:widows="2" style:text-autospace="none" style:punctuation-wrap="simple" style:vertical-align="baseline" style:writing-mode="lr-tb"/>
      <style:text-properties style:use-window-font-color="true" fo:language="en" fo:country="GB" style:font-name-asian="Times New Roman" style:font-name-complex="Times New Roman" style:font-size-complex="10pt" style:language-complex="ar" style:country-complex="SA"/>
    </style:style>
    <style:style style:name="P6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style:font-style-complex="italic"/>
    </style:style>
    <style:style style:name="T4" style:family="text">
      <style:text-properties fo:language="da" fo:country="DK" style:language-asian="et" style:country-asian="EE"/>
    </style:style>
    <style:style style:name="T5" style:family="text">
      <style:text-properties fo:language="sv" fo:country="SE" style:language-asian="et" style:country-asian="EE"/>
    </style:style>
    <style:style style:name="T6" style:family="text">
      <style:text-properties fo:background-color="#ff0000" loext:char-shading-value="0"/>
    </style:style>
    <style:style style:name="T7" style:family="text">
      <style:text-properties fo:color="#000000" fo:background-color="#ff0000" loext:char-shading-value="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language="en" fo:country="GB" style:font-name-asian="Courier New" style:font-size-asian="10pt" style:font-name-complex="Courier New" style:font-size-complex="10pt" style:language-complex="ar" style:country-complex="SA"/>
    </style:style>
    <style:style style:name="T10" style:family="text">
      <style:text-properties fo:background-color="transparent" loext:char-shading-value="0"/>
    </style:style>
    <style:style style:name="T11" style:family="text">
      <style:text-properties fo:language="en" fo:country="GB"/>
    </style:style>
    <style:style style:name="T12" style:family="text">
      <style:text-properties fo:language="en" fo:country="GB" fo:font-weight="normal" style:font-weight-asian="bold" style:language-complex="ar" style:country-complex="SA" style:font-weight-complex="bold"/>
    </style:style>
    <style:style style:name="T13" style:family="text">
      <style:text-properties fo:color="#0000ff"/>
    </style:style>
    <style:style style:name="T14"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color="#444444"/>
    </style:style>
    <style:style style:name="T18" style:family="text">
      <style:text-properties style:font-name="Arial1" style:font-name-complex="Arial1"/>
    </style:style>
    <style:style style:name="T19"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language="en" fo:country="GB" style:font-name-asian="Times New Roman" style:font-name-complex="Times New Roman" style:font-size-complex="10pt" style:language-complex="ar" style:country-complex="SA"/>
    </style:style>
    <style:style style:name="T23" style:family="text">
      <style:text-properties style:use-window-font-color="true" fo:language="en" fo:country="GB" style:font-name-asian="Times New Roman" style:font-name-complex="Times New Roman" style:font-size-complex="10pt" style:language-complex="ar" style:country-complex="SA"/>
    </style:style>
    <style:style style:name="T24" style:family="text">
      <style:text-properties style:use-window-font-color="true" style:font-name="Courier New" fo:font-size="10pt" fo:language="en" fo:country="GB" style:font-name-asian="Times New Roman" style:font-size-asian="10pt" style:font-name-complex="Times New Roman" style:font-size-complex="10pt" style:language-complex="ar" style:country-complex="SA"/>
    </style:style>
    <style:style style:name="T25" style:family="text">
      <style:text-properties style:use-window-font-color="true" style:font-name="Courier New2" fo:font-size="11pt" fo:language="zxx" fo:country="none" style:font-name-asian="Times New Roman" style:font-size-asian="11pt" style:language-asian="zxx" style:country-asian="none" style:font-name-complex="Courier New2" style:font-size-complex="11pt" style:language-complex="ar" style:country-complex="SA"/>
    </style:style>
    <style:style style:name="T26" style:family="text">
      <style:text-properties style:use-window-font-color="true" style:font-name="Courier New2" fo:font-size="11pt" fo:language="zxx" fo:country="none" officeooo:rsid="0010cbce" style:font-name-asian="Times New Roman" style:font-size-asian="11pt" style:language-asian="zxx" style:country-asian="none" style:font-name-complex="Courier New2" style:font-size-complex="11pt" style:language-complex="ar" style:country-complex="SA"/>
    </style:style>
    <style:style style:name="T27" style:family="text">
      <style:text-properties fo:font-weight="bold" style:font-weight-asian="bold" style:font-weight-complex="bold"/>
    </style:style>
    <style:style style:name="T28" style:family="text">
      <style:text-properties fo:font-variant="normal" fo:text-transform="none" fo:color="#000000" style:font-name="Arial3" fo:letter-spacing="normal" fo:language="en" fo:country="GB" fo:font-style="normal" fo:font-weight="normal" style:font-name-asian="Times New Roman" style:font-name-complex="Times New Roman" style:font-size-complex="10pt" style:language-complex="ar" style:country-complex="SA"/>
    </style:style>
    <style:style style:name="T29" style:family="text">
      <style:text-properties fo:font-variant="normal" fo:text-transform="none" fo:color="#000000" style:font-name="Arial3" fo:letter-spacing="normal" fo:font-style="normal" fo:font-weight="normal"/>
    </style:style>
    <style:style style:name="T30" style:family="text">
      <style:text-properties fo:font-variant="normal" fo:text-transform="none" fo:color="#0000ff" style:font-name="courier" fo:font-size="10pt" fo:letter-spacing="normal" fo:font-style="normal" fo:font-weight="normal"/>
    </style:style>
    <style:style style:name="T31" style:family="text">
      <style:text-properties fo:font-variant="normal" fo:text-transform="none" fo:color="#0000ff" style:font-name="courier" fo:font-size="10pt" fo:letter-spacing="normal" fo:font-style="normal" fo:font-weight="normal" style:font-size-complex="10pt" style:language-complex="ar" style:country-complex="SA"/>
    </style:style>
    <style:style style:name="T32" style:family="text">
      <style:text-properties fo:font-variant="normal" fo:text-transform="none" fo:color="#0000ff" style:font-name="courier" fo:font-size="10pt" fo:letter-spacing="normal" fo:font-style="italic" fo:font-weight="normal"/>
    </style:style>
    <style:style style:name="T33" style:family="text">
      <style:text-properties fo:font-variant="normal" fo:text-transform="none" fo:color="#660099" style:font-name="Arial3" fo:letter-spacing="normal" fo:font-style="normal" fo:font-weight="normal" fo:background-color="transparent" loext:char-shading-value="0"/>
    </style:style>
    <style:style style:name="T34" style:family="text">
      <style:text-properties fo:font-variant="normal" fo:text-transform="none" style:use-window-font-color="true" style:font-name="Times New Roman" fo:letter-spacing="normal" fo:language="en" fo:country="GB" fo:font-style="normal" fo:font-weight="normal" style:font-name-asian="Times New Roman" style:font-name-complex="Times New Roman" style:font-size-complex="10pt" style:language-complex="ar" style:country-complex="SA"/>
    </style:style>
    <style:style style:name="T35" style:family="text">
      <style:text-properties fo:font-weight="normal" style:font-weight-asian="normal" style:font-weight-complex="normal"/>
    </style:style>
    <style:style style:name="T36" style:family="text">
      <style:text-properties officeooo:rsid="000b85f3"/>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0f504d" style:font-style-asian="normal" style:font-weight-asian="normal" style:font-style-complex="normal" style:font-weight-complex="normal"/>
    </style:style>
    <style:style style:name="T40" style:family="text">
      <style:text-properties officeooo:rsid="000f504d"/>
    </style:style>
    <style:style style:name="T41" style:family="text">
      <style:text-properties officeooo:rsid="0010cbce"/>
    </style:style>
    <style:style style:name="T42" style:family="text">
      <style:text-properties officeooo:rsid="0010ffc4"/>
    </style:style>
    <style:style style:name="T43" style:family="text">
      <style:text-properties officeooo:rsid="0012e2d0"/>
    </style:style>
    <style:style style:name="T44" style:family="text">
      <style:text-properties officeooo:rsid="00131992"/>
    </style:style>
    <style:style style:name="T45" style:family="text">
      <style:text-properties style:font-name="Courier New2" fo:font-size="11pt" fo:language="zxx" fo:country="none" style:font-size-asian="11pt" style:language-asian="zxx" style:country-asian="none" style:font-name-complex="Courier New2" style:font-size-complex="11pt"/>
    </style:style>
    <style:style style:name="T46" style:family="text">
      <style:text-properties style:font-name="Courier New2" fo:font-size="11pt" fo:language="zxx" fo:country="none" officeooo:rsid="0010cbce" style:font-size-asian="11pt" style:language-asian="zxx" style:country-asian="none" style:font-name-complex="Courier New2" style:font-size-complex="11pt"/>
    </style:style>
    <style:style style:name="T47" style:family="text">
      <style:text-properties officeooo:rsid="0013a887"/>
    </style:style>
    <style:style style:name="fr1" style:family="graphic" style:parent-style-name="Frame">
      <style:graphic-properties style:protect="position" style:vertical-pos="from-top" style:vertical-rel="page-content" style:horizontal-pos="right" style:horizontal-rel="page-content" loext:rel-width-rel="paragraph"/>
    </style:style>
    <style:style style:name="fr2" style:family="graphic" style:parent-style-name="Frame">
      <style:graphic-properties style:protect="position" style:vertical-pos="from-top" style:vertical-rel="page-content" style:horizontal-pos="center" style:horizontal-rel="page-content" loext:rel-width-rel="paragraph"/>
    </style:style>
    <style:style style:name="fr3" style:family="graphic" style:parent-style-name="Frame">
      <style:graphic-properties style:protect="position" style:vertical-pos="top" style:vertical-rel="page-content" style:horizontal-pos="right" style:horizontal-rel="page-content" loext:rel-width-rel="paragraph"/>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1.36cm" text:min-label-width="0.635cm"/>
        <style:text-properties style:font-name="StarSymbol2"/>
      </text:list-level-style-bullet>
      <text:list-level-style-bullet text:level="3" text:style-name="Bullet_20_Symbols" text:bullet-char="•">
        <style:list-level-properties text:space-before="2.72cm" text:min-label-width="0.635cm"/>
        <style:text-properties style:font-name="StarSymbol2"/>
      </text:list-level-style-bullet>
      <text:list-level-style-bullet text:level="4" text:style-name="Bullet_20_Symbols" text:bullet-char="•">
        <style:list-level-properties text:space-before="4.08cm" text:min-label-width="0.635cm"/>
        <style:text-properties style:font-name="StarSymbol2"/>
      </text:list-level-style-bullet>
      <text:list-level-style-bullet text:level="5" text:style-name="Bullet_20_Symbols" text:bullet-char="•">
        <style:list-level-properties text:space-before="5.44cm" text:min-label-width="0.635cm"/>
        <style:text-properties style:font-name="StarSymbol2"/>
      </text:list-level-style-bullet>
      <text:list-level-style-bullet text:level="6" text:style-name="Bullet_20_Symbols" text:bullet-char="•">
        <style:list-level-properties text:space-before="6.8cm" text:min-label-width="0.635cm"/>
        <style:text-properties style:font-name="StarSymbol2"/>
      </text:list-level-style-bullet>
      <text:list-level-style-bullet text:level="7" text:style-name="Bullet_20_Symbols" text:bullet-char="•">
        <style:list-level-properties text:space-before="8.16cm" text:min-label-width="0.635cm"/>
        <style:text-properties style:font-name="StarSymbol2"/>
      </text:list-level-style-bullet>
      <text:list-level-style-bullet text:level="8" text:style-name="Bullet_20_Symbols" text:bullet-char="•">
        <style:list-level-properties text:space-before="9.52cm" text:min-label-width="0.635cm"/>
        <style:text-properties style:font-name="StarSymbol2"/>
      </text:list-level-style-bullet>
      <text:list-level-style-bullet text:level="9" text:style-name="Bullet_20_Symbols" text:bullet-char="•">
        <style:list-level-properties text:space-before="10.88cm" text:min-label-width="0.635cm"/>
        <style:text-properties style:font-name="StarSymbol2"/>
      </text:list-level-style-bullet>
      <text:list-level-style-bullet text:level="10" text:style-name="Bullet_20_Symbols" text:bullet-char="•">
        <style:list-level-properties text:space-before="12.24cm" text:min-label-width="0.635cm"/>
        <style:text-properties style:font-name="StarSymbol2"/>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projects/Reportnet/ticket/973%23comment"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projects/Reportnet/ticket/992%23commen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ext:span text:style-name="T42">TripleDev</text:span></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y 2015</text:modification-date></text:p>
          <text:p text:style-name="P4">Version 1.<text:span text:style-name="T43">10</text:span></text:p>
        </draw:text-box>
      </draw:frame>
      <draw:frame draw:style-name="fr3" draw:name="ReportTypeFrame" text:anchor-type="page" text:anchor-page-number="1" svg:width="15.498cm" style:rel-width="100%" draw:z-index="4">
        <draw:text-box fo:min-height="0.499cm">
          <text:p text:style-name="P61"><text:span text:style-name="Page_20_Number"><text:span text:style-name="T2">User Manual</text:span></text:span></text:p>
        </draw:text-box>
      </draw:frame>
      <draw:g text:anchor-type="page" text:anchor-page-number="1" draw:z-index="0" draw:style-name="gr1">
        <draw:g draw:style-name="gr2">
          <draw:polygon draw:style-name="gr3" draw:text-style-name="P67" svg:width="0.195cm" svg:height="0.281cm" svg:x="8.093cm" svg:y="21.618cm" svg:viewBox="0 0 196 282" draw:points="0,0 189,0 189,44 51,44 51,113 182,113 182,159 51,159 51,236 196,236 196,282 0,282">
            <text:p/>
          </draw:polygon>
          <draw:path draw:style-name="gr3" draw:text-style-name="P67" svg:width="0.175cm" svg:height="0.197cm" svg:x="8.324cm" svg:y="21.708cm" svg:viewBox="0 0 176 198" svg:d="M176 191h-47v-30c-9 19-27 37-58 37-53 0-71-37-71-76v-122h48v97c0 21 1 56 35 56s46-22 46-49v-104h47z">
            <text:p/>
          </draw:path>
          <draw:path draw:style-name="gr3" draw:text-style-name="P67" svg:width="0.122cm" svg:height="0.197cm" svg:x="8.553cm" svg:y="21.704cm" svg:viewBox="0 0 123 198" svg:d="M0 5h48v30c10-21 33-35 58-35 7 0 12 2 17 4v45c-8-1-15-3-24-3-44 0-51 37-51 47v105h-48z">
            <text:p/>
          </draw:path>
          <draw:path draw:style-name="gr3" draw:text-style-name="P67" svg:width="0.211cm" svg:height="0.202cm" svg:x="8.687cm" svg:y="21.704cm" svg:viewBox="0 0 212 203" svg:d="M106 0c58 0 106 41 106 101s-48 102-106 102-106-42-106-102 48-101 106-101zM106 159c35 0 55-28 55-58s-20-59-55-59-57 29-57 59 20 58 57 58z">
            <text:p/>
          </draw:path>
          <draw:path draw:style-name="gr3" draw:text-style-name="P67" svg:width="0.209cm" svg:height="0.288cm" svg:x="8.934cm" svg:y="21.704cm" svg:viewBox="0 0 210 289" svg:d="M0 5h46v29h2c12-23 38-34 65-34 60 0 97 44 97 101s-39 100-95 100c-36 0-57-16-66-30v118h-49zM104 42c-35 0-56 29-56 59s21 58 56 58 57-28 57-58-22-59-57-59z">
            <text:p/>
          </draw:path>
          <draw:path draw:style-name="gr3" draw:text-style-name="P67" svg:width="0.197cm" svg:height="0.202cm" svg:x="9.169cm" svg:y="21.704cm" svg:viewBox="0 0 198 203" svg:d="M49 116c2 30 25 46 52 46s40-10 51-26l35 26c-23 29-51 41-83 41-56 0-104-42-104-102s48-101 104-101 94 39 94 104v12zM146 83c0-30-17-46-47-46s-46 16-50 46z">
            <text:p/>
          </draw:path>
          <draw:path draw:style-name="gr3" draw:text-style-name="P67" svg:width="0.177cm" svg:height="0.202cm" svg:x="9.398cm" svg:y="21.704cm" svg:viewBox="0 0 178 203" svg:d="M134 171h-2c-14 20-37 32-61 32-37 0-71-21-71-60 0-60 72-65 122-65h12v-6c0-24-19-35-46-35-19 0-37 7-51 19l-25-24c22-23 52-32 81-32 85 0 85 58 85 86v110h-44zM131 111h-11c-27 0-72 2-72 30 0 16 19 25 35 25 32 0 48-18 48-44z">
            <text:p/>
          </draw:path>
          <draw:path draw:style-name="gr3" draw:text-style-name="P67" svg:width="0.175cm" svg:height="0.197cm" svg:x="9.613cm" svg:y="21.704cm" svg:viewBox="0 0 176 198" svg:d="M0 5h46v30h2c7-17 26-35 58-35 51 0 70 37 70 76v122h-47v-99c0-21-4-57-36-57s-45 25-45 50v106h-48z">
            <text:p/>
          </draw:path>
          <draw:polygon draw:style-name="gr3" draw:text-style-name="P67" svg:width="0.197cm" svg:height="0.281cm" svg:x="9.964cm" svg:y="21.618cm" svg:viewBox="0 0 198 282" draw:points="0,0 189,0 189,44 51,44 51,113 182,113 182,159 51,159 51,236 198,236 198,282 0,282">
            <text:p/>
          </draw:polygon>
          <draw:path draw:style-name="gr3" draw:text-style-name="P67" svg:width="0.175cm" svg:height="0.197cm" svg:x="10.204cm" svg:y="21.704cm" svg:viewBox="0 0 176 198" svg:d="M0 5h46v30c9-17 26-35 60-35 51 0 70 37 70 76v122h-49v-99c0-21-2-57-35-57s-44 25-44 50v106h-48z">
            <text:p/>
          </draw:path>
          <draw:polygon draw:style-name="gr3" draw:text-style-name="P67" svg:width="0.207cm" svg:height="0.191cm" svg:x="10.398cm" svg:y="21.708cm" svg:viewBox="0 0 208 192" draw:points="0,0 53,0 104,134 106,134 157,0 208,0 131,192 79,192">
            <text:p/>
          </draw:polygon>
          <draw:path draw:style-name="gr3" draw:text-style-name="P67" svg:width="0.063cm" svg:height="0.285cm" svg:x="10.622cm" svg:y="21.614cm" svg:viewBox="0 0 64 286" svg:d="M7 93h48v193h-48zM30 0c18 0 34 12 34 28s-16 28-34 28-30-12-30-28 12-28 30-28z">
            <text:p/>
          </draw:path>
          <draw:path draw:style-name="gr3" draw:text-style-name="P67" svg:width="0.122cm" svg:height="0.197cm" svg:x="10.735cm" svg:y="21.704cm" svg:viewBox="0 0 123 198" svg:d="M0 5h48v30c10-21 33-35 58-35 5 0 10 2 17 4v45c-8-1-17-3-24-3-44 0-51 37-51 47v105h-48z">
            <text:p/>
          </draw:path>
          <draw:path draw:style-name="gr3" draw:text-style-name="P67" svg:width="0.209cm" svg:height="0.202cm" svg:x="10.869cm" svg:y="21.704cm" svg:viewBox="0 0 210 203" svg:d="M104 0c60 0 106 41 106 101s-46 102-106 102-104-42-104-102 48-101 104-101zM104 159c35 0 57-28 57-58s-22-59-57-59-56 29-56 59 21 58 56 58z">
            <text:p/>
          </draw:path>
          <draw:path draw:style-name="gr3" draw:text-style-name="P67" svg:width="0.175cm" svg:height="0.197cm" svg:x="11.116cm" svg:y="21.704cm" svg:viewBox="0 0 176 198" svg:d="M0 5h46v30c9-17 26-35 60-35 51 0 70 37 70 76v122h-47v-99c0-21-4-57-37-57s-44 25-44 50v106h-48z">
            <text:p/>
          </draw:path>
          <draw:path draw:style-name="gr3" draw:text-style-name="P67"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67" svg:width="0.195cm" svg:height="0.202cm" svg:x="11.675cm" svg:y="21.704cm" svg:viewBox="0 0 196 203" svg:d="M49 116c2 30 25 46 50 46s42-10 53-26l35 26c-23 29-51 41-83 41-56 0-104-42-104-102s48-101 104-101 92 39 92 104v12zM146 83c0-30-17-46-47-46s-46 16-50 46z">
            <text:p/>
          </draw:path>
          <draw:path draw:style-name="gr3" draw:text-style-name="P67" svg:width="0.177cm" svg:height="0.197cm" svg:x="11.915cm" svg:y="21.704cm" svg:viewBox="0 0 178 198" svg:d="M0 5h46v30h2c7-17 26-35 58-35 51 0 72 37 72 76v122h-49v-99c0-21-2-57-36-57s-44 25-44 50v106h-49z">
            <text:p/>
          </draw:path>
          <draw:path draw:style-name="gr3" draw:text-style-name="P67" svg:width="0.142cm" svg:height="0.253cm" svg:x="12.116cm" svg:y="21.65cm" svg:viewBox="0 0 143 254" svg:d="M0 97v-41h39v-56h49v56h55v41h-55v83c0 19 5 32 27 32 8 0 19-2 28-6v41c-12 3-28 7-39 7-51 0-65-25-65-71v-86z">
            <text:p/>
          </draw:path>
          <draw:path draw:style-name="gr3" draw:text-style-name="P67" svg:width="0.29cm" svg:height="0.281cm" svg:x="12.386cm" svg:y="21.618cm" svg:viewBox="0 0 291 282" svg:d="M123 0h45l123 282h-60l-26-65h-122l-27 65h-56zM189 173l-46-115-44 115z">
            <text:p/>
          </draw:path>
          <draw:path draw:style-name="gr3" draw:text-style-name="P67" svg:width="0.209cm" svg:height="0.294cm" svg:x="12.684cm" svg:y="21.704cm" svg:viewBox="0 0 210 295" svg:d="M210 5v175c0 69-35 115-109 115-37 0-69-11-97-36l30-39c19 20 38 29 65 29 47 0 62-27 62-64v-14h-2c-13 20-37 28-64 28-56 0-95-44-95-98s35-101 95-101c27 0 53 11 67 34v-29zM49 101c0 30 23 56 57 56s56-25 56-58-21-57-56-57-57 25-57 59z">
            <text:p/>
          </draw:path>
          <draw:path draw:style-name="gr3" draw:text-style-name="P67" svg:width="0.195cm" svg:height="0.202cm" svg:x="12.926cm" svg:y="21.704cm" svg:viewBox="0 0 196 203" svg:d="M48 116c3 30 24 46 51 46s40-10 53-26l33 26c-21 29-51 41-81 41-58 0-104-42-104-102s46-101 104-101 92 39 92 104v12zM146 83c0-30-19-46-49-46s-46 16-49 46z">
            <text:p/>
          </draw:path>
          <draw:path draw:style-name="gr3" draw:text-style-name="P67" svg:width="0.177cm" svg:height="0.197cm" svg:x="13.155cm" svg:y="21.704cm" svg:viewBox="0 0 178 198" svg:d="M0 5h46v30h2c8-17 26-35 60-35 51 0 70 37 70 76v122h-49v-99c0-21-2-57-36-57s-44 25-44 50v106h-49z">
            <text:p/>
          </draw:path>
          <draw:path draw:style-name="gr3" draw:text-style-name="P67" svg:width="0.174cm" svg:height="0.202cm" svg:x="13.36cm" svg:y="21.704cm" svg:viewBox="0 0 175 203" svg:d="M141 64c-12-13-25-22-37-22-35 0-56 29-56 59s21 56 56 56c14 0 28-5 39-16l32 34c-22 19-53 28-71 28-58 0-104-42-104-102s46-101 104-101c25 0 51 9 71 28z">
            <text:p/>
          </draw:path>
          <draw:path draw:style-name="gr3" draw:text-style-name="P67" svg:width="0.205cm" svg:height="0.288cm" svg:x="13.55cm" svg:y="21.708cm" svg:viewBox="0 0 206 289" svg:d="M0 0h55l53 132 49-132h49l-91 233c-14 37-30 56-73 56-14 0-24-3-38-7l7-42c7 2 15 5 24 5 25 0 30-10 39-30l9-21z">
            <text:p/>
          </draw:path>
          <draw:g draw:style-name="gr2">
            <draw:g draw:style-name="gr2">
              <draw:path draw:style-name="gr4" draw:text-style-name="P67" svg:width="0.486cm" svg:height="0.618cm" svg:x="14.626cm" svg:y="21.477cm" svg:viewBox="0 0 487 619" svg:d="M487 277c0-92-37-178-102-242-13-14-27-24-41-35l-53 90c56 44 97 108 97 187 0 134-111 243-247 243-32 0-63-7-90-17l-51 86c44 18 92 30 141 30 191 0 346-155 346-342z">
                <text:p/>
              </draw:path>
              <draw:g draw:style-name="gr2">
                <draw:path draw:style-name="gr5" draw:text-style-name="P67" svg:width="0.204cm" svg:height="0.505cm" svg:x="14.813cm" svg:y="21.039cm" svg:viewBox="0 0 205 506" svg:d="M205 97c-2-30-6-60-11-88l-2-9-7 7c-21 19-42 41-62 65-102 131-123 305-123 415v3h4c7 2 12 4 19 6s12 5 19 7l2 3 4-3c91-71 158-242 157-406z">
                  <text:p/>
                </draw:path>
                <draw:path draw:style-name="gr5" draw:text-style-name="P67" svg:width="0.153cm" svg:height="0.523cm" svg:x="14.635cm" svg:y="21.004cm" svg:viewBox="0 0 154 524" svg:d="M35 7l-5-7-4 9c-10 26-19 56-26 86 0 163 0 341 74 425l2 4 3-2c7-2 13-2 20-3s12-2 21-2h2l3-2c51-106 34-286-42-432-14-27-30-53-48-76z">
                  <text:p/>
                </draw:path>
                <draw:path draw:style-name="gr5" draw:text-style-name="P67" svg:width="0.313cm" svg:height="0.451cm" svg:x="14.342cm" svg:y="21.126cm" svg:viewBox="0 0 314 452" svg:d="M85 51c-25-17-51-33-76-47l-9-4 2 9c2 30 7 60 14 90 44 160 152 307 257 349l2 4 4-4c5-5 10-9 14-12s12-9 17-11l4-2v-3c0-115-97-270-229-369z">
                  <text:p/>
                </draw:path>
                <draw:path draw:style-name="gr5" draw:text-style-name="P67" svg:width="0.47cm" svg:height="0.282cm" svg:x="14.104cm" svg:y="21.378cm" svg:viewBox="0 0 471 283" svg:d="M58 81c110 124 270 210 387 201h1l2-3c2-6 5-11 9-16s7-14 10-18l4-3-2-2c-53-104-208-201-370-231-32-5-62-9-90-9h-9l5 7c14 25 32 49 53 74z">
                  <text:p/>
                </draw:path>
                <draw:path draw:style-name="gr5" draw:text-style-name="P67" svg:width="0.53cm" svg:height="0.136cm" svg:x="14.002cm" svg:y="21.66cm" svg:viewBox="0 0 531 137" svg:d="M526 97l1-2v-3c0-7 0-13 0-18s2-14 4-21v-4l-4-1c-93-49-275-51-434-46-29 9-58 19-82 33l-11 4 9 5c25 16 51 30 81 41 153 65 335 70 436 12z">
                  <text:p/>
                </draw:path>
                <draw:path draw:style-name="gr5" draw:text-style-name="P67" svg:width="0.498cm" svg:height="0.227cm" svg:x="14.058cm" svg:y="21.821cm" svg:viewBox="0 0 499 228" svg:d="M496 46l3-4-3-1c-4-6-6-11-9-18s-5-12-7-19v-2l-4-2c-114 0-287 41-409 150-25 21-44 44-62 65l-5 9h9c28 4 58 5 92 4 164-11 331-87 395-182z">
                  <text:p/>
                </draw:path>
                <draw:path draw:style-name="gr5" draw:text-style-name="P67" svg:width="0.368cm" svg:height="0.408cm" svg:x="14.261cm" svg:y="21.923cm" svg:viewBox="0 0 369 409" svg:d="M347 16c-5-4-8-9-14-14l-1-2h-4c-113 30-240 162-302 316-10 28-19 56-24 83l-2 10 9-3c28-9 55-21 83-37 144-83 259-224 273-335l4-4-6-2c-5-3-10-9-16-12z">
                  <text:p/>
                </draw:path>
              </draw:g>
              <draw:path draw:style-name="gr4" draw:text-style-name="P67" svg:width="1.056cm" svg:height="1.325cm" svg:x="14.439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61"/>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6.09.2009</text:p>
          </table:table-cell>
          <table:table-cell table:style-name="Versions-management.A2" office:value-type="string">
            <text:p text:style-name="Table_20_Contents">Added chapter about QA script history and purge backup fi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5</text:p>
          </table:table-cell>
          <table:table-cell table:style-name="Versions-management.A2" office:value-type="string">
            <text:p text:style-name="Table_20_Contents">18.01.2010</text:p>
          </table:table-cell>
          <table:table-cell table:style-name="Versions-management.A2" office:value-type="string">
            <text:p text:style-name="Table_20_Contents">Update QA sandbox chapter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6</text:p>
          </table:table-cell>
          <table:table-cell table:style-name="Versions-management.A2" office:value-type="string">
            <text:p text:style-name="Table_20_Contents">10.03.2011</text:p>
          </table:table-cell>
          <table:table-cell table:style-name="Versions-management.A2" office:value-type="string">
            <text:p text:style-name="Table_20_Contents">Update listQueries method description</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7</text:p>
          </table:table-cell>
          <table:table-cell table:style-name="Versions-management.A2" office:value-type="string">
            <text:p text:style-name="Table_20_Contents">27.12.2011</text:p>
          </table:table-cell>
          <table:table-cell table:style-name="Versions-management.A2" office:value-type="string">
            <text:p text:style-name="Table_20_Contents">Added information about using extension functions in Xquery</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8</text:p>
          </table:table-cell>
          <table:table-cell table:style-name="Versions-management.A2" office:value-type="string">
            <text:p text:style-name="Table_20_Contents">11.10.2012</text:p>
          </table:table-cell>
          <table:table-cell table:style-name="Versions-management.A2" office:value-type="string">
            <text:p text:style-name="Table_20_Contents">Added more information about QA results into getResult() and runQAScript() method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9</text:p>
          </table:table-cell>
          <table:table-cell table:style-name="Versions-management.A2" office:value-type="string">
            <text:p text:style-name="Table_20_Contents">31.03.2014</text:p>
          </table:table-cell>
          <table:table-cell table:style-name="Versions-management.A2" office:value-type="string">
            <text:p text:style-name="Table_20_Contents">Add a note about QA output HTML forma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P31">1.10</text:p>
          </table:table-cell>
          <table:table-cell table:style-name="Versions-management.A2" office:value-type="string">
            <text:p text:style-name="P31">30.04.2015</text:p>
          </table:table-cell>
          <table:table-cell table:style-name="Versions-management.A2" office:value-type="string">
            <text:p text:style-name="P31">Document runQAScript RESTful method</text:p>
          </table:table-cell>
          <table:table-cell table:style-name="Versions-management.A2" office:value-type="string">
            <text:p text:style-name="P31">Enriko Käsper</text:p>
          </table:table-cell>
        </table:table-row>
      </table:table>
      <text:p text:style-name="P6"/>
      <text:p text:style-name="P8"/>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64">1. Quality Assessment Service<text:tab/> <text:a xlink:type="simple" xlink:href="#__RefHeading__10517_1050601903">4</text:a></text:p>
          <text:p text:style-name="P64">2. Functionality<text:tab/> <text:a xlink:type="simple" xlink:href="#__RefHeading__10519_1050601903">4</text:a></text:p>
          <text:p text:style-name="P63">2.1. QA Scripts repository<text:tab/><text:a xlink:type="simple" xlink:href="#__RefHeading__10521_1050601903">4</text:a></text:p>
          <text:p text:style-name="P62">2.1.1. Browse QA Scripts<text:tab/><text:a xlink:type="simple" xlink:href="#__RefHeading__10523_1050601903">5</text:a></text:p>
          <text:p text:style-name="P62">2.1.2. View XML Schema QA Scripts<text:tab/><text:a xlink:type="simple" xlink:href="#__RefHeading__10525_1050601903">5</text:a></text:p>
          <text:p text:style-name="P63">2.2. QA sandbox<text:tab/><text:a xlink:type="simple" xlink:href="#__RefHeading__10527_1050601903">6</text:a></text:p>
          <text:p text:style-name="P64">3. Administrator functionality<text:tab/> <text:a xlink:type="simple" xlink:href="#__RefHeading__10529_1050601903">7</text:a></text:p>
          <text:p text:style-name="P63">3.1. Create new QA scripts<text:tab/><text:a xlink:type="simple" xlink:href="#__RefHeading__10531_1050601903">8</text:a></text:p>
          <text:p text:style-name="P62">3.1.1. XQuery scripts<text:tab/><text:a xlink:type="simple" xlink:href="#__RefHeading__10533_1050601903">8</text:a></text:p>
          <text:p text:style-name="P62">3.1.1.1. Writing rules for CDR<text:tab/><text:a xlink:type="simple" xlink:href="#__RefHeading__10535_1050601903">8</text:a></text:p>
          <text:p text:style-name="P62">3.1.1.2. Generating machine readable feedback with XQuery<text:tab/><text:a xlink:type="simple" xlink:href="#__RefHeading__10537_1050601903">12</text:a></text:p>
          <text:p text:style-name="P62">3.1.1.3. Using remote lookup tables<text:tab/><text:a xlink:type="simple" xlink:href="#__RefHeading__10539_1050601903">13</text:a></text:p>
          <text:p text:style-name="P62">3.1.2. XMLgawk scripts<text:tab/><text:a xlink:type="simple" xlink:href="#__RefHeading__10541_1050601903">14</text:a></text:p>
          <text:p text:style-name="P62">3.1.3. XSL transformation as QA script<text:tab/><text:a xlink:type="simple" xlink:href="#__RefHeading__10543_1050601903">14</text:a></text:p>
          <text:p text:style-name="P62">3.1.4. Use XML files in XSL and XQueries<text:tab/><text:a xlink:type="simple" xlink:href="#__RefHeading__10545_1050601903">15</text:a></text:p>
          <text:p text:style-name="P62">3.1.5. XQuery Extensibility<text:tab/><text:a xlink:type="simple" xlink:href="#__RefHeading__10547_1050601903">15</text:a></text:p>
          <text:p text:style-name="P63">3.2. Add new QA scripts to repository and edit properties<text:tab/><text:a xlink:type="simple" xlink:href="#__RefHeading__10549_1050601903">15</text:a></text:p>
          <text:p text:style-name="P63">3.3. Add XML Schema validation into QA package<text:tab/><text:a xlink:type="simple" xlink:href="#__RefHeading__10551_1050601903">16</text:a></text:p>
          <text:p text:style-name="P63">3.4. QA sandbox advanced functions<text:tab/><text:a xlink:type="simple" xlink:href="#__RefHeading__10553_1050601903">16</text:a></text:p>
          <text:p text:style-name="P63">3.5. QA Script history<text:tab/><text:a xlink:type="simple" xlink:href="#__RefHeading__10555_1050601903">18</text:a></text:p>
          <text:p text:style-name="P63">3.6. Work-queue system management<text:tab/><text:a xlink:type="simple" xlink:href="#__RefHeading__10557_1050601903">19</text:a></text:p>
          <text:p text:style-name="P63">3.7. XML Files management<text:tab/><text:a xlink:type="simple" xlink:href="#__RefHeading__10559_1050601903">20</text:a></text:p>
          <text:p text:style-name="P62">3.7.1. Add an XML file<text:tab/><text:a xlink:type="simple" xlink:href="#__RefHeading__10561_1050601903">20</text:a></text:p>
          <text:p text:style-name="P62">3.7.2. Delete XML File<text:tab/><text:a xlink:type="simple" xlink:href="#__RefHeading__10563_1050601903">22</text:a></text:p>
          <text:p text:style-name="P62">3.7.3. Edit XML file<text:tab/><text:a xlink:type="simple" xlink:href="#__RefHeading__10565_1050601903">23</text:a></text:p>
          <text:p text:style-name="P62">3.7.4. Use XML files in XSL and XQueries<text:tab/><text:a xlink:type="simple" xlink:href="#__RefHeading__10567_1050601903">24</text:a></text:p>
          <text:p text:style-name="P63">3.8. Purge backups history<text:tab/><text:a xlink:type="simple" xlink:href="#__RefHeading__10569_1050601903">25</text:a></text:p>
          <text:p text:style-name="P64">4. External system features<text:tab/> <text:a xlink:type="simple" xlink:href="#__RefHeading__10571_1050601903">25</text:a></text:p>
          <text:p text:style-name="P63">4.1. Validate XML against schema<text:tab/><text:a xlink:type="simple" xlink:href="#__RefHeading__10573_1050601903">26</text:a></text:p>
          <text:p text:style-name="P63">4.2. Validate delivered XML file<text:tab/><text:a xlink:type="simple" xlink:href="#__RefHeading__10575_1050601903">26</text:a></text:p>
          <text:p text:style-name="P63">4.3. Analyse XML files as batch job<text:tab/><text:a xlink:type="simple" xlink:href="#__RefHeading__10577_1050601903">27</text:a></text:p>
          <text:p text:style-name="P63">4.4. Analyse with supplied script as batch job<text:tab/><text:a xlink:type="simple" xlink:href="#__RefHeading__10579_1050601903">28</text:a></text:p>
          <text:p text:style-name="P63">4.5. Get results from batch job<text:tab/><text:a xlink:type="simple" xlink:href="#__RefHeading__10581_1050601903">29</text:a></text:p>
          <text:p text:style-name="P63">4.6. List available QA rules<text:tab/><text:a xlink:type="simple" xlink:href="#__RefHeading__10583_1050601903">30</text:a></text:p>
          <text:p text:style-name="P63">4.7. List available QA scripts<text:tab/><text:a xlink:type="simple" xlink:href="#__RefHeading__10585_1050601903">31</text:a></text:p>
          <text:p text:style-name="P63">4.8. Run QA script (xml-rpc)<text:tab/><text:a xlink:type="simple" xlink:href="#__RefHeading__10587_1050601903">32</text:a></text:p>
          <text:p text:style-name="P63">4.9. Run QA script (REST)<text:tab/><text:a xlink:type="simple" xlink:href="#__RefHeading__9879_873370354">32</text:a></text:p>
          <text:p text:style-name="P64">5. References<text:tab/> <text:a xlink:type="simple" xlink:href="#__RefHeading__10589_1050601903">33</text:a></text:p>
        </text:index-body>
      </text:table-of-content>
      <text:list xml:id="list394702539300539104" text:style-name="L1">
        <text:list-item>
          <text:h text:style-name="P56" text:outline-level="1"><text:bookmark-start text:name="__RefHeading__10517_1050601903"/>Quality Assessment Service<text:bookmark-end text:name="__RefHeading__10517_1050601903"/></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3">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xml:id="list572500720706810644" text:style-name="WW8Num50">
        <text:list-item>
          <text:p text:style-name="P35">QA Scripts Repository - web-based database for storing XQuery, XSL and XGAWK scripts.</text:p>
        </text:list-item>
        <text:list-item>
          <text:p text:style-name="P35">QA scripts and QA sandbox – web-page for testing, developing and storing QA rules.</text:p>
        </text:list-item>
        <text:list-item>
          <text:p text:style-name="P35">Work-queue administration - web-page for monitoring QA jobs and deleting the unfinished jobs from the server.</text:p>
        </text:list-item>
        <text:list-item>
          <text:p text:style-name="P35">Host management – storing credentials for a known host for converting password-protected files</text:p>
        </text:list-item>
        <text:list-item>
          <text:p text:style-name="P35">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 text:style-name="Internet_20_link" text:visited-style-name="Visited_20_Internet_20_Link"><text:span text:style-name="Internet_20_link">http://converters.eionet.europa.eu</text:span></text:a></text:p>
      <text:list xml:id="list102609915159994" text:continue-list="list394702539300539104" text:style-name="L1">
        <text:list-item>
          <text:h text:style-name="P54" text:outline-level="1"><text:bookmark-start text:name="__RefHeading__10519_1050601903"/>Functionality<text:bookmark-end text:name="__RefHeading__10519_1050601903"/></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xml:id="list102609915167242" text:continue-numbering="true" text:style-name="L1">
        <text:list-item>
          <text:list>
            <text:list-item>
              <text:h text:style-name="P57" text:outline-level="2"><text:bookmark-start text:name="__RefHeading__10521_1050601903"/>QA Scripts repository<text:bookmark-end text:name="__RefHeading__10521_1050601903"/></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text:soft-page-break/>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xml:id="list102609916156798" text:continue-numbering="true" text:style-name="L1">
        <text:list-item>
          <text:list>
            <text:list-item>
              <text:list>
                <text:list-item>
                  <text:h text:style-name="P65" text:outline-level="3"><text:bookmark-start text:name="__RefHeading__10523_1050601903"/>Browse QA Scripts<text:bookmark-end text:name="__RefHeading__10523_1050601903"/></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Illustration <text:sequence text:ref-name="refIllustration0" text:name="Illustration" text:formula="ooow:Illustration+1" style:num-format="1">1</text:sequence>: QA scripts repository screen shot</text:p>
      <text:p text:style-name="Text_20_body"/>
      <text:list xml:id="list102609918165673" text:continue-numbering="true" text:style-name="L1">
        <text:list-item>
          <text:list>
            <text:list-item>
              <text:list>
                <text:list-item>
                  <text:h text:style-name="P65" text:outline-level="3"><text:bookmark-start text:name="__RefHeading__10525_1050601903"/>View XML Schema QA Scripts<text:bookmark-end text:name="__RefHeading__10525_1050601903"/></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text:soft-page-break/><draw:frame draw:style-name="fr4" draw:name="Frame2" text:anchor-type="as-char" svg:width="15.238cm" draw:z-index="5"><draw:text-box fo:min-height="7.818cm"><text:p text:style-name="Illustration"><draw:frame draw:style-name="fr5"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xml:id="list102609958155718" text:continue-numbering="true" text:style-name="L1">
        <text:list-item>
          <text:list>
            <text:list-item>
              <text:h text:style-name="P57" text:outline-level="2"><text:bookmark-start text:name="__RefHeading__10527_1050601903"/>QA sandbox<text:bookmark-end text:name="__RefHeading__10527_1050601903"/></text:h>
            </text:list-item>
          </text:list>
        </text:list-item>
      </text:list>
      <text:p text:style-name="Text_20_body">The purpose of QA sandbox is to allow users to run and validate QA scripts. There are several functions user can do on the form: </text:p>
      <text:list xml:id="list4369840465863293459" text:style-name="L2">
        <text:list-item>
          <text:p text:style-name="P36">search XML files from Content Registry</text:p>
        </text:list-item>
        <text:list-item>
          <text:p text:style-name="P36">find QA scripts attached to the specified schema</text:p>
        </text:list-item>
        <text:list-item>
          <text:p text:style-name="P36">execute QA scripts and see the results</text:p>
        </text:list-item>
      </text:list>
      <text:p text:style-name="Text_20_body">The sandbox needs to know at least the URL of the source XML file and QA script ID or script content. There are several ways to insert the data into form.</text:p>
      <text:p text:style-name="Text_20_body">If you know the XML schema of the source XML file, but don't have any XML files available, then select the XML Schema and push the “Search XML from CR” button. After pushing the button, the sandbox shows the list of available xml files found from Content Registry. Now it's possible to click the “Find QA scripts” button. Then all the available QA scripts will be listed. Select the XML file and script and push the “Run now” button to execute the QA.</text:p>
      <text:p text:style-name="Text_20_body">If you know the URL of xml file and want to find all the available QA scripts from the repository, then insert the URL of xml file and push the “Extract schema and find scripts” button. The list of available QA scripts will be displayed. Select the script and execute QA by clicking the “Run now” button.</text:p>
      <text:p text:style-name="Text_20_body"/>
      <text:p text:style-name="Illustration"><draw:frame draw:style-name="fr6" draw:name="graphics2" text:anchor-type="paragraph" svg:x="-0.164cm" svg:y="0.586cm" svg:width="15.499cm" svg:height="12.504cm" draw:z-index="12"><draw:image xlink:href="Pictures/2000000700005D600000458EF55EC2DB.svm" xlink:type="simple" xlink:show="embed" xlink:actuate="onLoad"/></draw:frame><text:soft-page-break/>Illustration <text:sequence text:ref-name="refIllustration2" text:name="Illustration" text:formula="ooow:Illustration+1" style:num-format="1">3</text:sequence>: QA sandbox screen shot</text:p>
      <text:p text:style-name="Text_20_body"/>
      <text:list xml:id="list102610002172995" text:continue-list="list102609958155718" text:style-name="L1">
        <text:list-item>
          <text:h text:style-name="P54" text:outline-level="1"><text:bookmark-start text:name="__RefHeading__10529_1050601903"/>Administrator functionality<text:bookmark-end text:name="__RefHeading__10529_1050601903"/></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text:soft-page-break/>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xml:id="list102610003161346" text:continue-numbering="true" text:style-name="L1">
        <text:list-item>
          <text:list>
            <text:list-item>
              <text:h text:style-name="P57" text:outline-level="2"><text:bookmark-start text:name="__RefHeading__10531_1050601903"/>Create new QA scripts<text:bookmark-end text:name="__RefHeading__10531_1050601903"/></text:h>
              <text:list>
                <text:list-item>
                  <text:h text:style-name="P65" text:outline-level="3"><text:bookmark-start text:name="__RefHeading__10533_1050601903"/>XQuery scripts<text:bookmark-end text:name="__RefHeading__10533_1050601903"/></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 text:style-name="Internet_20_link" text:visited-style-name="Visited_20_Internet_20_Link">http://www.xmlspy.com/features_xquery.html</text:a>). XQueries can be edited also in the XQuery sandbox that is a large text area on a web page. But for longer scripts it might not be good enough.</text:p>
      <text:p text:style-name="P22">NB! The only limitation for the XQuery scripts is that they have to have an external variable $source_url defined that is the source url of the XML document that is analysed.</text:p>
      <text:list xml:id="list102610005183188" text:continue-numbering="true" text:style-name="L1">
        <text:list-item>
          <text:list>
            <text:list-item>
              <text:list>
                <text:list-item>
                  <text:list>
                    <text:list-item>
                      <text:h text:style-name="P65" text:outline-level="3"><text:bookmark-start text:name="__RefHeading__10535_1050601903"/>Writing rules for CDR<text:bookmark-end text:name="__RefHeading__10535_1050601903"/></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line-break/></text:p>
      <text:p text:style-name="Text_20_body"><text:span text:style-name="T27">NB!</text:span><text:span text:style-name="T35"> The QA script output has to be well-formed HTML, otherwise Zope Template engine is not able to parse and render it and CDR displays error message to user. The main issues QA script developer has to keep in mind:</text:span></text:p>
      <text:list xml:id="list1552793928150592222" text:style-name="L3">
        <text:list-item>
          <text:p text:style-name="P37">no open elements. Eg. &lt;div/&gt; should be replaced with &lt;div&gt;&lt;!-- c --&gt;&lt;/div&gt;</text:p>
        </text:list-item>
        <text:list-item>
          <text:p text:style-name="P37">no block elements (div, h1-6) in &lt;p&gt;. Only inline elements (pan) are allowed</text:p>
        </text:list-item>
        <text:list-item>
          <text:p text:style-name="P37">prettify the HTML output with new lines and correct indentation, if possible </text:p>
        </text:list-item>
      </text:list>
      <text:p text:style-name="Text_20_body"/>
      <text:p text:style-name="Text_20_body"><text:soft-page-break/>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4">&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text:soft-page-break/>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4">let $pn := fn:doc($url)//dd8:GeneralCharacterisation/dd8:Row[@status="valid"]</text:span></text:p>
      <text:p text:style-name="XML_20_Listing"><text:span text:style-name="T4"><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4">let $validstartewn_result := local:getEWNCodeValidStart($url)</text:span></text:p>
      <text:p text:style-name="XML_20_Listing"><text:span text:style-name="T4"><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oft-page-break/><text:s text:c="10"/>&lt;p&gt;The test was passed successfully. There are no duplicate EWN-Codes.&lt;/p&gt;</text:p>
      <text:p text:style-name="XML_20_Listing"><text:s text:c="9"/><text:span text:style-name="T5">&lt;/div&gt;</text:span></text:p>
      <text:p text:style-name="XML_20_Listing"><text:tab/>else </text:p>
      <text:p text:style-name="XML_20_Listing"><text:s text:c="9"/>&lt;div&gt;</text:p>
      <text:p text:style-name="XML_20_Listing"><text:span text:style-name="T5"><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ext:soft-page-break/>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xml:id="list102610038178718" text:continue-list="list102610005183188" text:style-name="L1">
        <text:list-item>
          <text:list>
            <text:list-item>
              <text:list>
                <text:list-item>
                  <text:list>
                    <text:list-item>
                      <text:h text:style-name="P65" text:outline-level="3"><text:bookmark-start text:name="__RefHeading__10537_1050601903"/>Generating machine readable feedback with XQuery<text:bookmark-end text:name="__RefHeading__10537_1050601903"/></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xml:id="list5110198269589169565" text:style-name="L4">
        <text:list-item>
          <text:p text:style-name="P47">element, which will contain the value of name() function for the XML element that contains the error. </text:p>
        </text:list-item>
        <text:list-item>
          <text:p text:style-name="P47">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38">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6">&lt;div&gt;The following red coloured values are wrong: &lt;/div&gt;</text:p>
      <text:p text:style-name="P16">&lt;table border="1" <text:span text:style-name="T6">error</text:span>="These values are wrong"&gt;</text:p>
      <text:p text:style-name="P16"><text:s text:c="2"/>&lt;tr&gt;</text:p>
      <text:p text:style-name="P16"><text:s text:c="4"/>&lt;th&gt;EoI station code&lt;/th&gt;</text:p>
      <text:p text:style-name="P16"><text:s text:c="4"/>&lt;th&gt;Local station code&lt;/th&gt;</text:p>
      <text:p text:style-name="P16"><text:s text:c="4"/>&lt;th&gt;Type of station O3&lt;/th&gt;</text:p>
      <text:p text:style-name="P16"><text:s text:c="4"/>&lt;th&gt;Type of station EoI&lt;/th&gt;</text:p>
      <text:p text:style-name="P16"><text:s text:c="4"/>&lt;th&gt;Type of area EoI&lt;/th&gt;</text:p>
      <text:p text:style-name="P16"><text:s text:c="2"/>&lt;/tr&gt;</text:p>
      <text:p text:style-name="P16"><text:s text:c="2"/>&lt;tr align="left" <text:span text:style-name="T7">key</text:span>="LI0001A"&gt;</text:p>
      <text:p text:style-name="P16"><text:s text:c="4"/>&lt;td&gt;</text:p>
      <text:p text:style-name="P16"><text:s text:c="6"/>&lt;b&gt;LI0001A&lt;/b&gt;</text:p>
      <text:p text:style-name="P16"><text:s text:c="4"/>&lt;/td&gt;</text:p>
      <text:p text:style-name="P16"><text:s text:c="4"/>&lt;td&gt;VAD&lt;/td&gt;</text:p>
      <text:p text:style-name="P16"><text:s text:c="4"/>&lt;td&gt;</text:p>
      <text:p text:style-name="P16"><text:s text:c="6"/>&lt;div&gt;R&lt;/div&gt;</text:p>
      <text:p text:style-name="P16"><text:s text:c="4"/>&lt;/td&gt;</text:p>
      <text:p text:style-name="P16"><text:s text:c="4"/>&lt;td <text:span text:style-name="T6">element</text:span>="dd208:Station_type_EoI" style="color:red"&gt;<text:span text:style-name="T10">Traffic</text:span>&lt;/td&gt;</text:p>
      <text:p text:style-name="P16"><text:s text:c="4"/>&lt;td <text:span text:style-name="T6">element</text:span>="dd208:Area_type_EoI" style="color:red"&gt;<text:span text:style-name="T10">Rural</text:span>&lt;/td&gt;</text:p>
      <text:p text:style-name="P16"><text:s/>&lt;/tr&gt;</text:p>
      <text:p text:style-name="P17">&lt;/table&gt;</text:p>
      <text:p text:style-name="Text_20_body"><text:soft-page-break/>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6">&lt;div&gt;The following values are not listed in the stations list: &lt;/div&gt;</text:p>
      <text:p text:style-name="P16"><text:s text:c="8"/>&lt;table border="1" <text:span text:style-name="T6">error</text:span>="not listed in the stations list"&gt;</text:p>
      <text:p text:style-name="P16"><text:s text:c="10"/>&lt;tr&gt;</text:p>
      <text:p text:style-name="P16"><text:s text:c="12"/>&lt;th&gt;EoI station code&lt;/th&gt;</text:p>
      <text:p text:style-name="P16"><text:s text:c="12"/>&lt;th&gt;Local station code&lt;/th&gt;</text:p>
      <text:p text:style-name="P16"><text:s text:c="10"/>&lt;/tr&gt;</text:p>
      <text:p text:style-name="P16"><text:s text:c="10"/>&lt;tr align="right" <text:span text:style-name="T6">key</text:span>="41B011"&gt;</text:p>
      <text:p text:style-name="P16"><text:s text:c="12"/>&lt;td style="color:red"&gt;</text:p>
      <text:p text:style-name="P16"><text:s text:c="14"/>&lt;b <text:span text:style-name="T6">element</text:span>="dd208:EoI_station_code"&gt;<text:span text:style-name="T10">41B011</text:span>&lt;/b&gt;</text:p>
      <text:p text:style-name="P16"><text:s text:c="12"/>&lt;/td&gt;</text:p>
      <text:p text:style-name="P16"><text:s text:c="12"/>&lt;td <text:span text:style-name="T6">element</text:span>="dd208:Local_station_code"&gt;<text:span text:style-name="T10">Dardanelles</text:span>&lt;/td&gt;</text:p>
      <text:p text:style-name="P17"><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xml:id="list102610061156725" text:continue-list="list102610038178718" text:style-name="L1">
        <text:list-item>
          <text:list>
            <text:list-item>
              <text:list>
                <text:list-item>
                  <text:list>
                    <text:list-item>
                      <text:h text:style-name="P65" text:outline-level="3"><text:bookmark-start text:name="__RefHeading__10539_1050601903"/>Using remote lookup tables<text:bookmark-end text:name="__RefHeading__10539_1050601903"/></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xml:id="list102610062164162" text:continue-numbering="true" text:style-name="L1">
        <text:list-item>
          <text:list>
            <text:list-item>
              <text:list>
                <text:list-item>
                  <text:h text:style-name="P65" text:outline-level="3"><text:bookmark-start text:name="__RefHeading__10541_1050601903"/><text:soft-page-break/>XMLgawk scripts<text:bookmark-end text:name="__RefHeading__10541_1050601903"/></text:h>
                </text:list-item>
              </text:list>
            </text:list-item>
          </text:list>
        </text:list-item>
      </text:list>
      <text:p text:style-name="P25"><text:span text:style-name="T19">XMLgawk is an extension of the GNU </text:span><text:a xlink:type="simple" xlink:href="http://www.opengroup.org/onlinepubs/007908799/xcu/awk.html" text:style-name="Internet_20_link" text:visited-style-name="Visited_20_Internet_20_Link">Awk</text:a><text:span text:style-name="T19">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24">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p>
      <text:p text:style-name="P23">Sample of the xgawk command:</text:p>
      <text:p text:style-name="P29">shell: /opt/xgawk/bin/xgawk -v source_url="http://somehost/data.xml" <text:s/>-f script.xgawk data.xml</text:p>
      <text:p text:style-name="P24"/>
      <text:p text:style-name="P26"><text:s/><text:span text:style-name="T27">-v source_url</text:span> <text:tab/>- the parameter value is the original URL of source XML file</text:p>
      <text:p text:style-name="P23"><text:span text:style-name="T19"><text:s/></text:span><text:span text:style-name="T20">-f script.xgawk </text:span><text:span text:style-name="T19"><text:tab/>- xgawk script name</text:span></text:p>
      <text:p text:style-name="P25"><text:span text:style-name="T20"><text:s/>datafile.xml<text:tab/><text:tab/>- </text:span><text:span text:style-name="T19">the location of source XML file that is downloaded by QA service</text:span></text:p>
      <text:p text:style-name="P24"/>
      <text:p text:style-name="P24">Optional - if the file is downloaded from CDR, then QA service passes some envelope metadata as a script parameters to xgawk:</text:p>
      <text:p text:style-name="P26"><text:s/><text:span text:style-name="T27">-v filename</text:span> <text:tab/><text:tab/>- file name stored in the envelope</text:p>
      <text:p text:style-name="P25"><text:span text:style-name="T19"><text:s/></text:span><text:span text:style-name="T20">-v </text:span><text:span text:style-name="T21">envelopeurl</text:span><text:span text:style-name="T12"><text:tab/>- envelope URL where the source file is stored</text:span></text:p>
      <text:p text:style-name="P25"><text:span text:style-name="T19"><text:s/></text:span><text:span text:style-name="T20">-v </text:span><text:span text:style-name="T21">envelopepath</text:span><text:span text:style-name="T12"><text:tab/>- path to envelope without the host information eg: <text:tab/><text:tab/><text:tab/><text:tab/><text:tab/><text:tab/></text:span><text:span text:style-name="T19">/al/eea/colrjhlyq/envrjhqwa</text:span></text:p>
      <text:p text:style-name="P24"/>
      <text:list xml:id="list102610070172752" text:continue-numbering="true" text:style-name="L1">
        <text:list-item>
          <text:list>
            <text:list-item>
              <text:list>
                <text:list-item>
                  <text:h text:style-name="P65" text:outline-level="3"><text:bookmark-start text:name="__RefHeading__10543_1050601903"/>XSL transformation as QA script<text:bookmark-end text:name="__RefHeading__10543_1050601903"/></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xml:id="list8464597970316108914" text:style-name="List_20_1">
        <text:list-item>
          <text:p text:style-name="P39">envelopeurl: The full URL of the envelope</text:p>
        </text:list-item>
        <text:list-item>
          <text:p text:style-name="P39">envelopepath: The pathname of the envelope = URL minus hostname part</text:p>
        </text:list-item>
        <text:list-item>
          <text:p text:style-name="P39">instance = The full URL of the file to convert.</text:p>
        </text:list-item>
        <text:list-item>
          <text:p text:style-name="P39"><text:soft-page-break/>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26"/>
      <text:list xml:id="list102610073177138" text:continue-list="list102610070172752" text:style-name="L1">
        <text:list-item>
          <text:list>
            <text:list-item>
              <text:list>
                <text:list-item>
                  <text:h text:style-name="P65" text:outline-level="3"><text:bookmark-start text:name="__RefHeading__10545_1050601903"/>Use XML files in XSL and XQueries<text:bookmark-end text:name="__RefHeading__10545_1050601903"/></text:h>
                </text:list-item>
              </text:list>
            </text:list-item>
          </text:list>
        </text:list-item>
      </text:list>
      <text:p text:style-name="P24">It's possible to use uploaded XML files in XQueries and XSL files directly from filesystem: </text:p>
      <text:list xml:id="list4711930967752069301" text:style-name="L5">
        <text:list-item>
          <text:p text:style-name="P49">XQuery - just add the file name into 'doc' function to load the XML file. eg: doc("taxonomy.xml") </text:p>
        </text:list-item>
        <text:list-item>
          <text:p text:style-name="P49">XSLT - xsl requires to use special parameter called 'xml_folder_uri' for loading XML files </text:p>
        </text:list-item>
      </text:list>
      <text:p text:style-name="P27">eg: &lt;xsl:param name="xml_folder_uri"/&gt; &lt;xsl:value-of select="document(concat($xml_folder_uri,'taxonomy.xml'))"/&gt;</text:p>
      <text:list xml:id="list102610074180061" text:continue-list="list102610073177138" text:style-name="L1">
        <text:list-item>
          <text:list>
            <text:list-item>
              <text:list>
                <text:list-item>
                  <text:h text:style-name="P66" text:outline-level="3"><text:bookmark-start text:name="__RefHeading__10547_1050601903"/>XQuery Extensibility<text:bookmark-end text:name="__RefHeading__10547_1050601903"/></text:h>
                </text:list-item>
              </text:list>
            </text:list-item>
          </text:list>
        </text:list-item>
      </text:list>
      <text:p text:style-name="P20"><text:span text:style-name="T28">The Saxon XQuery implementation allows you to call Java methods as external functions. The function does not need to be declared. Use a namespace declaration such as </text:span><text:span text:style-name="Source_20_Text"><text:span text:style-name="T31">declare namespace math=java:java.lang.Math</text:span></text:span><text:span text:style-name="T28">, and invoke the method as </text:span><text:span text:style-name="Source_20_Text"><text:span text:style-name="T31">math:sqrt(2)</text:span></text:span><text:span text:style-name="T28">.</text:span></text:p>
      <text:p text:style-name="P30"><text:span text:style-name="T29">More details of this mechanism are found in </text:span><text:a xlink:type="simple" xlink:href="http://saxon.sourceforge.net/saxon7.9/extensibility.html#Writing-extension-functions" text:style-name="Internet_20_link" text:visited-style-name="Visited_20_Internet_20_Link"><text:span text:style-name="T33">Writing Extension Functions</text:span></text:a><text:span text:style-name="T29">; note however that for XQuery the only form of namespace URI accepted is </text:span><text:span text:style-name="Source_20_Text"><text:span text:style-name="T30">java:</text:span></text:span><text:span text:style-name="Source_20_Text"><text:span text:style-name="T32">full.class.Name</text:span></text:span><text:span text:style-name="T29">.</text:span></text:p>
      <text:p text:style-name="P21">Although it is suggested to keep the XQuery scripts as W3C Xquery 1.0 standard compliant as possible to be able to execute them on different engines, there are sometimes situations when a piece of Java code could scale much better than cumbersome XQuery constructions. <text:s/>In these situations the extension functions are in right place to use.</text:p>
      <text:p text:style-name="P19"><text:span text:style-name="T34">The full library of Saxon and EXSLT functions described in </text:span><text:a xlink:type="simple" xlink:href="http://saxon.sourceforge.net/saxon7.9/extensions.html" text:style-name="Internet_20_link" text:visited-style-name="Visited_20_Internet_20_Link">http://saxon.sourceforge.net/saxon7.9/extensions.html</text:a><text:span text:style-name="T34"> </text:span></text:p>
      <text:p text:style-name="P19"><text:span text:style-name="T22">Extension functions can be developed also as a part of XMLCONV source code. The functions should be placed into package: eionet.gdem.qa.functions package. Currently there are the following</text:span><text:span text:style-name="T23"> functions available:</text:span></text:p>
      <text:list xml:id="list3114471877903229826" text:style-name="L6">
        <text:list-item>
          <text:p text:style-name="P50"><text:span text:style-name="T23">Json.</text:span><text:span text:style-name="T9">jsonRequest2xml(requestUrl)</text:span></text:p>
        </text:list-item>
        <text:list-item>
          <text:p text:style-name="P50"><text:span text:style-name="T24">Json.</text:span><text:span text:style-name="T9">jsonRequest2xmlString(requestUrl)</text:span></text:p>
        </text:list-item>
      </text:list>
      <text:list xml:id="list102610080180248" text:continue-list="list102610074180061" text:style-name="L1">
        <text:list-item>
          <text:list>
            <text:list-item>
              <text:h text:style-name="P57" text:outline-level="2"><text:bookmark-start text:name="__RefHeading__10549_1050601903"/>Add new QA scripts to repository and edit properties<text:bookmark-end text:name="__RefHeading__10549_1050601903"/></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text:soft-page-break/>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draw:frame draw:style-name="fr4" draw:name="Frame4" text:anchor-type="as-char" svg:width="15.242cm" draw:z-index="7"><draw:text-box fo:min-height="7.708cm"><text:p text:style-name="Illustration"><draw:frame draw:style-name="fr5"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xml:id="list102610113161442" text:continue-numbering="true" text:style-name="L1">
        <text:list-item>
          <text:list>
            <text:list-item>
              <text:h text:style-name="P57" text:outline-level="2"><text:bookmark-start text:name="__RefHeading__10551_1050601903"/>Add XML Schema validation into QA package<text:bookmark-end text:name="__RefHeading__10551_1050601903"/></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xml:id="list102610123164805" text:continue-numbering="true" text:style-name="L1">
        <text:list-item>
          <text:list>
            <text:list-item>
              <text:h text:style-name="P57" text:outline-level="2"><text:bookmark-start text:name="__RefHeading__10553_1050601903"/>QA sandbox advanced functions<text:bookmark-end text:name="__RefHeading__10553_1050601903"/></text:h>
            </text:list-item>
          </text:list>
        </text:list-item>
      </text:list>
      <text:p text:style-name="Text_20_body">The purpose of QA sandbox is to allow users to run and validate QA scripts. There are several functions user can do on the form: </text:p>
      <text:list xml:id="list102610123162118" text:continue-list="list4369840465863293459" text:style-name="L2">
        <text:list-item text:start-value="1">
          <text:p text:style-name="P36">search XML files from Content Registry</text:p>
        </text:list-item>
        <text:list-item>
          <text:p text:style-name="P36">find QA scripts attached to the specified schema</text:p>
        </text:list-item>
        <text:list-item>
          <text:p text:style-name="P36">write new and edit existing QA scripts</text:p>
        </text:list-item>
        <text:list-item>
          <text:p text:style-name="P36"><text:soft-page-break/>execute QA scripts and see the results</text:p>
        </text:list-item>
      </text:list>
      <text:p text:style-name="Text_20_body">Beside the listed functionality that is already described in read-functionality part of the document administrators have some additional functionality on the sandbox form:</text:p>
      <text:list xml:id="list102610124160886" text:continue-list="list102610123162118" text:style-name="L2">
        <text:list-item text:start-value="1">
          <text:p text:style-name="P36">add inserted script into work-queue</text:p>
        </text:list-item>
        <text:list-item>
          <text:p text:style-name="P36">add all the scripts into work-queue (simulates the QA remote method call - analyzeXMLFiles)</text:p>
        </text:list-item>
        <text:list-item>
          <text:p text:style-name="P36">save changes made in sandbox into the file stored in the repository</text:p>
        </text:list-item>
      </text:list>
      <text:p text:style-name="P9"/>
      <text:p text:style-name="P9">The QA sandbox is integrated with the work-queue system. The user can send the QA script execution into the work-queue instead of running it at once by clicking the “Add to workqueue” button. The user can monitor the status of the job and get the results on work-queue managing page. </text:p>
      <text:p text:style-name="Text_20_body"><text:span text:style-name="T19">There is a button called ‘Run QA Service’ on the XML Schema QA scripts page. That button sends all the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text:span>he scripts one by one and get the result in a moment by clicking ‘Run now’ button.</text:p>
      <text:p text:style-name="Text_20_body">If user opened the page from QA script form, then the sandbox knows the original file stored in the repository. The user can store the changes made in the script content in QA script content area <text:s/>into original file by clicking “Save changes to file” button. Backup file is created before the changes is stored into the original file.</text:p>
      <text:p text:style-name="Text_20_body"><text:soft-page-break/><draw:frame draw:style-name="fr4" draw:name="Frame5" text:anchor-type="as-char" svg:width="15.242cm" draw:z-index="9"><draw:text-box fo:min-height="8.599cm"><text:p text:style-name="Illustration"><draw:frame draw:style-name="fr7" draw:name="graphics5" text:anchor-type="paragraph" svg:width="15.242cm" svg:height="11.546cm" draw:z-index="24"><draw:image xlink:href="Pictures/200000070000686200004F15481FAEBE.svm" xlink:type="simple" xlink:show="embed" xlink:actuate="onLoad"/></draw:frame>Illustration <text:sequence text:ref-name="refIllustration4" text:name="Illustration" text:formula="ooow:Illustration+1" style:num-format="1">5</text:sequence>: Advanced QA sandbox screen shot</text:p></draw:text-box></draw:frame></text:p>
      <text:list xml:id="list102610168170109" text:continue-list="list102610123164805" text:style-name="L1">
        <text:list-item>
          <text:list>
            <text:list-item>
              <text:h text:style-name="P57" text:outline-level="2"><text:bookmark-start text:name="__RefHeading__10555_1050601903"/>QA Script history<text:bookmark-end text:name="__RefHeading__10555_1050601903"/></text:h>
            </text:list-item>
          </text:list>
        </text:list-item>
      </text:list>
      <text:p text:style-name="Text_20_body">XMLCONV keeps the backups of QA script files. When uploading a new file to repository or editing the script on sandbox form, then a local copy is made from the original file. The backup file is stored in the <text:s/>“backup” directory under the xquery directory. The backup file name starts with the “bup_ID” predicate where the ID is the unique database identifier of QA script <text:s/>file. The long number in the file name represents the number of milliseconds counted from 1970 <text:s/>to the time when the backup was made. The file name, timestamp and user name is stored in the database table. Old backups can be purged on the Configuration page.</text:p>
      <text:p text:style-name="Illustration"><draw:frame draw:style-name="fr8" draw:name="graphics3" text:anchor-type="paragraph" svg:width="15.499cm" svg:height="9.043cm" draw:z-index="22"><draw:image xlink:href="Pictures/200000070000656B00003B2E2312FD91.svm" xlink:type="simple" xlink:show="embed" xlink:actuate="onLoad"/></draw:frame><text:soft-page-break/>Illustration <text:sequence text:ref-name="refIllustration5" text:name="Illustration" text:formula="ooow:Illustration+1" style:num-format="1">6</text:sequence>: QA script history</text:p>
      <text:list xml:id="list102610206176527" text:continue-numbering="true" text:style-name="L1">
        <text:list-item>
          <text:list>
            <text:list-item>
              <text:h text:style-name="P60" text:outline-level="2"><text:bookmark-start text:name="__RefHeading__10557_1050601903"/>Work-queue system management<text:bookmark-end text:name="__RefHeading__10557_1050601903"/></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xml:id="list7072201615781537102" text:style-name="WW8Num68">
        <text:list-item>
          <text:p text:style-name="P51">Job ID – unique job identifier. The clients use this id for requesting the result file</text:p>
        </text:list-item>
        <text:list-item>
          <text:p text:style-name="P51">Document URL – the URL of the source XML file given as a parameter to QA service</text:p>
        </text:list-item>
        <text:list-item>
          <text:p text:style-name="P51">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51">Job result – link to the result file, if it is available. The result file can contain the error message, if any errors occurred.</text:p>
        </text:list-item>
        <text:list-item>
          <text:p text:style-name="P51">Status – status field can have the following values:</text:p>
        </text:list-item>
      </text:list>
      <text:list xml:id="list4391605252400895765" text:style-name="L7">
        <text:list-item>
          <text:list>
            <text:list-item>
              <text:p text:style-name="P40">JOB_RECEIVED - <text:s/>the client has sent the new job into system</text:p>
            </text:list-item>
            <text:list-item>
              <text:p text:style-name="P40">DOWNLOADING SOURCE – the system downloads the source file and saves it temporarily</text:p>
            </text:list-item>
            <text:list-item>
              <text:p text:style-name="P40"><text:soft-page-break/>PROCESSING – the system processes the job, the result is not available yet.</text:p>
            </text:list-item>
            <text:list-item>
              <text:p text:style-name="P40">READY – the job is done, but not requested by the client</text:p>
            </text:list-item>
            <text:list-item>
              <text:p text:style-name="P40">FATAL_ERROR – a fatal error occurred during the processing. The error message can be found from the result file</text:p>
            </text:list-item>
            <text:list-item>
              <text:p text:style-name="P40">RECOVERABLE ERROR – the result is still available</text:p>
            </text:list-item>
            <text:list-item>
              <text:p text:style-name="P40">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0"><draw:text-box fo:min-height="9.816cm"><text:p text:style-name="Illustration"><draw:frame draw:style-name="fr5" draw:name="graphics20" text:anchor-type="paragraph" svg:x="0.004cm" svg:y="0.002cm" svg:width="15.228cm" style:rel-width="100%" svg:height="9.816cm" style:rel-height="scale" draw:z-index="11"><draw:image xlink:href="Pictures/2000000700006C4D000049AF86B654E0.svm" xlink:type="simple" xlink:show="embed" xlink:actuate="onLoad"/></draw:frame>Illustration <text:sequence text:ref-name="refIllustration6" text:name="Illustration" text:formula="ooow:Illustration+1" style:num-format="1">7</text:sequence>: Work-queue jobs management screen shot</text:p></draw:text-box></draw:frame></text:p>
      <text:list xml:id="list102610265181528" text:continue-list="list102610206176527" text:style-name="L1">
        <text:list-item>
          <text:list>
            <text:list-item>
              <text:h text:style-name="P57" text:outline-level="2"><text:bookmark-start text:name="__RefHeading__10559_1050601903"/>XML Files management<text:bookmark-end text:name="__RefHeading__10559_1050601903"/></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xml:id="list102610266156594" text:continue-numbering="true" text:style-name="L1">
        <text:list-item>
          <text:list>
            <text:list-item>
              <text:list>
                <text:list-item>
                  <text:h text:style-name="P65" text:outline-level="3"><text:bookmark-start text:name="__RefHeading__10561_1050601903"/>Add an XML file<text:bookmark-end text:name="__RefHeading__10561_1050601903"/></text:h>
                </text:list-item>
              </text:list>
            </text:list-item>
          </text:list>
        </text:list-item>
      </text:list>
      <text:p text:style-name="Text_20_body">The Administrator of <text:span text:style-name="T11">XMLCONV</text:span> may upload a new XML file.</text:p>
      <text:p text:style-name="Text_20_body">In order to upload an XML file the user must be logged in as <text:span text:style-name="T11">XMLCONV</text:span> Administrator. </text:p>
      <text:p text:style-name="Text_20_body">If you have administrator privileges, then the following steps must be followed:</text:p>
      <text:p text:style-name="Text_20_body"><text:soft-page-break/>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3"><draw:text-box fo:min-height="8.952cm"><text:p text:style-name="Figure"><draw:frame draw:style-name="fr5" draw:name="graphics22" text:anchor-type="paragraph" svg:x="0.004cm" svg:y="0.002cm" svg:width="15.536cm" style:rel-width="100%" svg:height="8.952cm" style:rel-height="scale" draw:z-index="14"><draw:image xlink:href="Pictures/2000000700006C170000431F4DD366DD.svm" xlink:type="simple" xlink:show="embed" xlink:actuate="onLoad"/></draw:frame>llustration <text:sequence text:ref-name="refIllustration7" text:name="Illustration" text:formula="ooow:Illustration+1" style:num-format="1">8</text:sequence>: Uploaded XML Files screen shot</text:p></draw:text-box></draw:frame> <text:bookmark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text:soft-page-break/><draw:frame draw:style-name="fr4" draw:name="Frame9" text:anchor-type="as-char" svg:width="15.448cm" draw:z-index="15"><draw:text-box fo:min-height="9.045cm"><text:p text:style-name="Figure"><draw:frame draw:style-name="fr5" draw:name="graphics23" text:anchor-type="paragraph" svg:x="0.004cm" svg:y="0.002cm" svg:width="15.448cm" style:rel-width="100%" svg:height="9.045cm" style:rel-height="scale" draw:z-index="16"><draw:image xlink:href="Pictures/2000000700006C4D000033C5C8073E42.svm" xlink:type="simple" xlink:show="embed" xlink:actuate="onLoad"/></draw:frame>llustration <text:sequence text:ref-name="refIllustration8" text:name="Illustration" text:formula="ooow:Illustration+1" style:num-format="1">9</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6" office:value-type="string">
            <text:p text:style-name="Table_20_Contents">1</text:p>
          </table:table-cell>
          <table:table-cell table:style-name="Table3.B6" office:value-type="string">
            <text:p text:style-name="Table_20_Contents">Login</text:p>
          </table:table-cell>
        </table:table-row>
        <table:table-row table:style-name="Table3.1">
          <table:table-cell table:style-name="Table3.A6" office:value-type="string">
            <text:p text:style-name="Table_20_Contents">2</text:p>
          </table:table-cell>
          <table:table-cell table:style-name="Table3.B6" office:value-type="string">
            <text:p text:style-name="Table_20_Contents">Click on “XML Files” icon</text:p>
          </table:table-cell>
        </table:table-row>
        <table:table-row table:style-name="Table3.1">
          <table:table-cell table:style-name="Table3.A6" office:value-type="string">
            <text:p text:style-name="Table_20_Contents">3</text:p>
          </table:table-cell>
          <table:table-cell table:style-name="Table3.B6" office:value-type="string">
            <text:p text:style-name="Table_20_Contents">Click on “Add XML File” button</text:p>
          </table:table-cell>
        </table:table-row>
        <table:table-row table:style-name="Table3.1">
          <table:table-cell table:style-name="Table3.A6" office:value-type="string">
            <text:p text:style-name="Table_20_Contents">4</text:p>
          </table:table-cell>
          <table:table-cell table:style-name="Table3.B6" office:value-type="string">
            <text:p text:style-name="Table_20_Contents">Fill-in required values</text:p>
          </table:table-cell>
        </table:table-row>
        <table:table-row table:style-name="Table3.1">
          <table:table-cell table:style-name="Table3.A6" office:value-type="string">
            <text:p text:style-name="Table_20_Contents">5</text:p>
          </table:table-cell>
          <table:table-cell table:style-name="Table3.B6" office:value-type="string">
            <text:p text:style-name="Table_20_Contents">Finalize upload</text:p>
          </table:table-cell>
        </table:table-row>
      </table:table>
      <text:p text:style-name="Text_20_body"/>
      <text:list xml:id="list102610351154614" text:continue-numbering="true" text:style-name="L1">
        <text:list-item>
          <text:list>
            <text:list-item>
              <text:list>
                <text:list-item>
                  <text:h text:style-name="P65" text:outline-level="3"><text:bookmark-start text:name="__RefHeading__10563_1050601903"/>Delete XML File<text:bookmark-end text:name="__RefHeading__10563_1050601903"/></text:h>
                </text:list-item>
              </text:list>
            </text:list-item>
          </text:list>
        </text:list-item>
      </text:list>
      <text:p text:style-name="Text_20_body">In order to delete an XML file the user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text:soft-page-break/>Arriving at the Uploaded XML files section, the user may view the list of existing file (<text:sequence-ref text:reference-format="text" text:ref-name="refIllustration9">llustration 10: Delete XML file confirmation prompt</text:sequence-ref>).</text:p>
      <text:p text:style-name="Text_20_body"/>
      <text:p text:style-name="Text_20_body">STEP 3 – Click the <text:span text:style-name="T13"><draw:frame draw:style-name="fr9" draw:name="graphics24" text:anchor-type="as-char" svg:width="0.397cm" svg:height="0.397cm" draw:z-index="17"><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1">XMLCONV</text:span> database.</text:p>
      <text:p text:style-name="Figure"><draw:frame draw:style-name="fr10" draw:name="graphics54" text:anchor-type="paragraph" svg:width="9.216cm" svg:height="3.388cm" draw:z-index="21"><draw:image xlink:href="Pictures/200000070000240000000D3DA96648F8.svm" xlink:type="simple" xlink:show="embed" xlink:actuate="onLoad"/></draw:frame>llustration <text:sequence text:ref-name="refIllustration9" text:name="Illustration" text:formula="ooow:Illustration+1" style:num-format="1">10</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5" office:value-type="string">
            <text:p text:style-name="Table_20_Contents">1</text:p>
          </table:table-cell>
          <table:table-cell table:style-name="Table4.B5" office:value-type="string">
            <text:p text:style-name="Table_20_Contents">Login</text:p>
          </table:table-cell>
        </table:table-row>
        <table:table-row table:style-name="Table4.1">
          <table:table-cell table:style-name="Table4.A5" office:value-type="string">
            <text:p text:style-name="Table_20_Contents">2</text:p>
          </table:table-cell>
          <table:table-cell table:style-name="Table4.B5" office:value-type="string">
            <text:p text:style-name="Table_20_Contents">Click on “XML Files” icon</text:p>
          </table:table-cell>
        </table:table-row>
        <table:table-row table:style-name="Table4.1">
          <table:table-cell table:style-name="Table4.A5" office:value-type="string">
            <text:p text:style-name="Table_20_Contents">3</text:p>
          </table:table-cell>
          <table:table-cell table:style-name="Table4.B5" office:value-type="string">
            <text:p text:style-name="Table_20_Contents">Click on “Delete XML file” button</text:p>
          </table:table-cell>
        </table:table-row>
        <table:table-row table:style-name="Table4.1">
          <table:table-cell table:style-name="Table4.A5" office:value-type="string">
            <text:p text:style-name="Table_20_Contents">4</text:p>
          </table:table-cell>
          <table:table-cell table:style-name="Table4.B5" office:value-type="string">
            <text:p text:style-name="Table_20_Contents">Confirm XML file deletion</text:p>
          </table:table-cell>
        </table:table-row>
      </table:table>
      <text:p text:style-name="Text_20_body"/>
      <text:list xml:id="list102610367169952" text:continue-numbering="true" text:style-name="L1">
        <text:list-item>
          <text:list>
            <text:list-item>
              <text:list>
                <text:list-item>
                  <text:h text:style-name="P65" text:outline-level="3"><text:bookmark-start text:name="__RefHeading__10565_1050601903"/><text:bookmark-start text:name="_Ref1192933531"/>Edit <text:bookmark-end text:name="_Ref1192933531"/>XML file<text:bookmark-end text:name="__RefHeading__10565_1050601903"/></text:h>
                </text:list-item>
              </text:list>
            </text:list-item>
          </text:list>
        </text:list-item>
      </text:list>
      <text:p text:style-name="Text_20_body">In order to edit a XML file you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10">llustration 11: Edit XML file page screen shot</text:sequence-ref>). </text:p>
      <text:p text:style-name="Text_20_body"/>
      <text:p text:style-name="Text_20_body">STEP 3 – Click on the edit XML file icon for an entry on the list</text:p>
      <text:p text:style-name="Text_20_body"><text:soft-page-break/>By clicking on the edit XML file icon “<text:span text:style-name="T13"><draw:frame draw:style-name="fr9" draw:name="graphics52" text:anchor-type="as-char" svg:width="0.344cm" svg:height="0.344cm" draw:z-index="18"><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19"><draw:text-box fo:min-height="9.091cm"><text:p text:style-name="Figure"><draw:frame draw:style-name="fr5" draw:name="graphics53" text:anchor-type="paragraph" svg:x="0.004cm" svg:y="0.002cm" svg:width="15.526cm" style:rel-width="100%" svg:height="9.091cm" style:rel-height="scale" draw:z-index="20"><draw:image xlink:href="Pictures/2000000700006BFC000035926DD790D1.svm" xlink:type="simple" xlink:show="embed" xlink:actuate="onLoad"/></draw:frame>llustration <text:sequence text:ref-name="refIllustration10" text:name="Illustration" text:formula="ooow:Illustration+1" style:num-format="1">11</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6" office:value-type="string">
            <text:p text:style-name="Table_20_Contents">1</text:p>
          </table:table-cell>
          <table:table-cell table:style-name="Table12.B6" office:value-type="string">
            <text:p text:style-name="Table_20_Contents">Login</text:p>
          </table:table-cell>
        </table:table-row>
        <table:table-row table:style-name="Table12.1">
          <table:table-cell table:style-name="Table12.A6" office:value-type="string">
            <text:p text:style-name="Table_20_Contents">2</text:p>
          </table:table-cell>
          <table:table-cell table:style-name="Table12.B6" office:value-type="string">
            <text:p text:style-name="Table_20_Contents">Click on “XML Files” button</text:p>
          </table:table-cell>
        </table:table-row>
        <table:table-row table:style-name="Table12.1">
          <table:table-cell table:style-name="Table12.A6" office:value-type="string">
            <text:p text:style-name="Table_20_Contents">3</text:p>
          </table:table-cell>
          <table:table-cell table:style-name="Table12.B6" office:value-type="string">
            <text:p text:style-name="Table_20_Contents">Click on the edit XML file icon for an entry on the list</text:p>
          </table:table-cell>
        </table:table-row>
        <table:table-row table:style-name="Table12.1">
          <table:table-cell table:style-name="Table12.A6" office:value-type="string">
            <text:p text:style-name="Table_20_Contents">4</text:p>
          </table:table-cell>
          <table:table-cell table:style-name="Table12.B6" office:value-type="string">
            <text:p text:style-name="Table_20_Contents">Edit XML File</text:p>
          </table:table-cell>
        </table:table-row>
        <table:table-row table:style-name="Table12.1">
          <table:table-cell table:style-name="Table12.A6" office:value-type="string">
            <text:p text:style-name="Table_20_Contents">5</text:p>
          </table:table-cell>
          <table:table-cell table:style-name="Table12.B6" office:value-type="string">
            <text:p text:style-name="Table_20_Contents">Update XML file</text:p>
          </table:table-cell>
        </table:table-row>
      </table:table>
      <text:list xml:id="list102610405152368" text:continue-numbering="true" text:style-name="L1">
        <text:list-item>
          <text:list>
            <text:list-item>
              <text:list>
                <text:list-item>
                  <text:h text:style-name="P65" text:outline-level="3"><text:bookmark-start text:name="__RefHeading__10567_1050601903"/>Use XML files in XSL and XQueries<text:bookmark-end text:name="__RefHeading__10567_1050601903"/></text:h>
                </text:list-item>
              </text:list>
            </text:list-item>
          </text:list>
        </text:list-item>
      </text:list>
      <text:p text:style-name="Text_20_body">It's possible to use uploaded XML files in XQueries and XSL files directly from filesystem: </text:p>
      <text:list xml:id="list6463138793851900593" text:style-name="L8">
        <text:list-item>
          <text:p text:style-name="P48"><text:soft-page-break/>XQuery - just add the file name into 'doc' function to load the XML file. eg: doc("taxonomy.xml") </text:p>
        </text:list-item>
        <text:list-item>
          <text:p text:style-name="P41">XSLT - xsl requires to use special parameter called 'xml_folder_uri' for loading XML files </text:p>
        </text:list-item>
      </text:list>
      <text:p text:style-name="Text_20_body">eg: &lt;xsl:param name="xml_folder_uri"/&gt; &lt;xsl:value-of select="document(concat($xml_folder_uri,'taxonomy.xml'))"/&gt; </text:p>
      <text:list xml:id="list102610406162946" text:continue-list="list102610405152368" text:style-name="L1">
        <text:list-item>
          <text:list>
            <text:list-item>
              <text:h text:style-name="P60" text:outline-level="2"><text:bookmark-start text:name="__RefHeading__10569_1050601903"/>Purge backups history<text:bookmark-end text:name="__RefHeading__10569_1050601903"/></text:h>
            </text:list-item>
          </text:list>
        </text:list-item>
      </text:list>
      <text:p text:style-name="Text_20_body">XMLCONV stores the history of all uploaded QA script files. The backup files are stored in the “backup” directory under the “xquery” directory. Backup filenames are generated to be bup_&lt;ID&gt;_&lt;timestamp&gt;.xhtml, where ID is the database identifier of QA script and timestamp is the number of seconds since 1970. The data about the backup files is stored also in database table called T_BACKUP.</text:p>
      <text:p text:style-name="Text_20_body">Old backup files can be purged on the system configuration page. Select “Configure“ from left hand menu and it opens the backup files purge page. The administrator can set the number of days to keep the files and click “Purge” button. The action deletes all files and database rows where the backup timestamp is smaller than the timestamp of the date <text:s/>that is today minus <text:s/>inserted days.</text:p>
      <text:p text:style-name="Figure"><draw:frame draw:style-name="fr8" draw:name="graphics4" text:anchor-type="paragraph" svg:width="15.499cm" svg:height="7.359cm" draw:z-index="23"><draw:image xlink:href="Pictures/20000007000064C900002FDB451B35D0.svm" xlink:type="simple" xlink:show="embed" xlink:actuate="onLoad"/></draw:frame>Illustration <text:sequence text:ref-name="refIllustration11" text:name="Illustration" text:formula="ooow:Illustration+1" style:num-format="1">12</text:sequence>: Purge backup files</text:p>
      <text:list xml:id="list102610429177528" text:continue-numbering="true" text:style-name="L1">
        <text:list-item>
          <text:h text:style-name="P54" text:outline-level="1"><text:bookmark-start text:name="__RefHeading__10571_1050601903"/><text:bookmark-start text:name="_Ref119212203"/>External system <text:bookmark-end text:name="_Ref119212203"/>features<text:bookmark-end text:name="__RefHeading__10571_1050601903"/></text:h>
        </text:list-item>
      </text:list>
      <text:p text:style-name="Text_20_body">The <text:span text:style-name="T11">QA Service</text:span> has been designed to be used also by external applications. These client applications may perform the following operations on <text:span text:style-name="T11">the QA Service</text:span>:</text:p>
      <text:list xml:id="list3285457423496095994" text:style-name="WW8Num21">
        <text:list-item>
          <text:p text:style-name="P42">Validate delivered XML file</text:p>
        </text:list-item>
      </text:list>
      <text:list xml:id="list9159021618483427434" text:style-name="WW8Num6">
        <text:list-item>
          <text:p text:style-name="P43">Create QA jobs in batch</text:p>
        </text:list-item>
      </text:list>
      <text:list xml:id="list102610432153543" text:continue-list="list3285457423496095994" text:style-name="WW8Num21">
        <text:list-item text:start-value="1">
          <text:p text:style-name="P42">Retrieve jobs results</text:p>
        </text:list-item>
      </text:list>
      <text:p text:style-name="P13"><text:soft-page-break/>Remote systems can call the methods <text:span text:style-name="T36">using</text:span> XML-RPC <text:span text:style-name="T36">protocol </text:span>or <text:span text:style-name="T36">some of the methods are available as RESTful web services</text:span>. In order to invoke these operations, the location of the <text:span text:style-name="T11">QA Service</text:span> XML RPC Router must be known. By default this is set to: http://&lt;&lt;web_root&gt;&gt;/RpcRouter. The path to HTTP request is http://&lt;&lt;web_root&gt;&gt;/api/methodName.</text:p>
      <text:p text:style-name="Text_20_body">To make use of the <text:span text:style-name="T11">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8"/>
      <text:list xml:id="list102610435165238" text:continue-list="list102610429177528" text:style-name="L1">
        <text:list-item>
          <text:list>
            <text:list-item>
              <text:h text:style-name="P57" text:outline-level="2"><text:bookmark-start text:name="__RefHeading__10573_1050601903"/>Validate XML against schema<text:bookmark-end text:name="__RefHeading__10573_1050601903"/></text:h>
            </text:list-item>
          </text:list>
        </text:list-item>
      </text:list>
      <text:p text:style-name="Text_20_body">Service name:<text:tab/><text:tab/>ValidationService</text:p>
      <text:p text:style-name="Text_20_body">Name: <text:tab/><text:tab/><text:tab/>validateSchema(url , schemaUrl)</text:p>
      <text:p text:style-name="P10">Available protocol: <text:tab/>XML-RPC</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 text:style-name="Internet_20_link" text:visited-style-name="Visited_20_Internet_20_Link">http://cdr.eionet.europa.eu/waterdemo/water_measurements.xml</text:a>”, <text:s/>”http://cdr.eionet.europa.eu/waterdemo/water_measurements.xsd” ) returns a string with the following content:</text:p>
      <text:p text:style-name="Text_20_body">“OK - XML Schema validation passed without errors.”</text:p>
      <text:list xml:id="list102610437166404" text:continue-numbering="true" text:style-name="L1">
        <text:list-item>
          <text:list>
            <text:list-item>
              <text:h text:style-name="P57" text:outline-level="2"><text:bookmark-start text:name="__RefHeading__10575_1050601903"/>Validate delivered XML file <text:bookmark-end text:name="__RefHeading__10575_1050601903"/></text:h>
            </text:list-item>
          </text:list>
        </text:list-item>
      </text:list>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text:soft-page-break/>Name: <text:tab/><text:tab/><text:tab/>validate(xml_url)</text:p>
      <text:p text:style-name="P10">Available protocol: <text:tab/>XML-RPC</text:p>
      <text:p text:style-name="P14"><text:span text:style-name="T3">Method parameters:</text:span><text:line-break/><text:span text:style-name="T15">xml_url <text:s text:c="3"/></text:span><text:s text:c="5"/>string – URL of the XML file to be validated.</text:p>
      <text:p text:style-name="Standard"><text:span text:style-name="T3">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xml:id="list102610439176441" text:continue-numbering="true" text:style-name="L1">
        <text:list-item>
          <text:list>
            <text:list-item>
              <text:h text:style-name="P57" text:outline-level="2"><text:bookmark-start text:name="__RefHeading__10577_1050601903"/>Analyse XML files as batch job<text:bookmark-end text:name="__RefHeading__10577_1050601903"/></text:h>
            </text:list-item>
          </text:list>
        </text:list-item>
      </text:list>
      <text:p text:style-name="Text_20_body">Service name:<text:tab/><text:tab/>XQueryService</text:p>
      <text:p text:style-name="Text_20_body">Name: <text:tab/><text:tab/><text:tab/>analyzeXMLFiles(files)</text:p>
      <text:p text:style-name="P10">Available protocol: <text:tab/>XML-RPC</text:p>
      <text:p text:style-name="P14">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oft-page-break/><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xml:id="list102610442181234" text:continue-numbering="true" text:style-name="L1">
        <text:list-item>
          <text:list>
            <text:list-item>
              <text:h text:style-name="P57" text:outline-level="2"><text:bookmark-start text:name="__RefHeading__10579_1050601903"/>Analyse with supplied script as batch job<text:bookmark-end text:name="__RefHeading__10579_1050601903"/></text:h>
            </text:list-item>
          </text:list>
        </text:list-item>
      </text:list>
      <text:p text:style-name="Text_20_body">Service name:<text:tab/><text:tab/>XQueryService</text:p>
      <text:p text:style-name="Text_20_body">Name: <text:tab/><text:tab/><text:tab/>analyze(url, xQuery)</text:p>
      <text:p text:style-name="P10">Available protocol: <text:tab/>XML-RPC</text:p>
      <text:p text:style-name="P14">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span><text:soft-page-break/><text:span text:style-name="Example"><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xml:id="list102610444179691" text:continue-numbering="true" text:style-name="L1">
        <text:list-item>
          <text:list>
            <text:list-item>
              <text:h text:style-name="P57" text:outline-level="2"><text:bookmark-start text:name="__RefHeading__10581_1050601903"/>Get results from batch job<text:bookmark-end text:name="__RefHeading__10581_1050601903"/></text:h>
            </text:list-item>
          </text:list>
        </text:list-item>
      </text:list>
      <text:p text:style-name="Text_20_body">Service name:<text:tab/><text:tab/>XQueryService</text:p>
      <text:p text:style-name="Text_20_body">Name: <text:tab/><text:tab/><text:tab/>getResult(jobId)</text:p>
      <text:p text:style-name="P10">Available protocol: <text:tab/>XML-RPC</text:p>
      <text:p text:style-name="P14">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If the analyze() method went successfully, then the value has the result file. If some errors occurred, then value contains the error message. If the script is still processing, the value is empty. The finished jobs stay available in the work-queue until certain hours (24h). The finished jobs will be deleted after that time.</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text:s text:c="2"/>String FEEDBACK_STATUS: Possible values - "BLOCKER", "ERROR", <text:tab/><text:tab/>"WARNING", "INFO" and "UNKNOWN" as possible feedback statuses. Status <text:tab/>"BLOCKER" would block releasing the envelope. </text:p>
      <text:p text:style-name="Text_20_body"><text:soft-page-break/><text:s/>String FEEDBACK_MESSAGE: Textual information about QA results</text:p>
      <text:p text:style-name="Text_20_body"/>
      <text:p text:style-name="Text_20_body">Example: <text:tab/>getResult(“345”) returns the following result:</text:p>
      <text:p text:style-name="Example">{CODE=”1”, VALUE=”&lt;html&gt;the result of QA&lt;/html&gt;”, METATYPE=”text/html”, SCRIPT_TITLE=”This script checks the min mean max values”, FEEDBACK_STATUS=”INFO”,FEEDBACK_MESSAGE=”QA passsed successfully”}</text:p>
      <text:list xml:id="list102610447169985" text:continue-numbering="true" text:style-name="L1">
        <text:list-item>
          <text:list>
            <text:list-item>
              <text:h text:style-name="P57" text:outline-level="2"><text:bookmark-start text:name="__RefHeading__10583_1050601903"/>List available QA rules<text:bookmark-end text:name="__RefHeading__10583_1050601903"/></text:h>
            </text:list-item>
          </text:list>
        </text:list-item>
      </text:list>
      <text:p text:style-name="Text_20_body">Service name:<text:tab/><text:tab/>XQueryService</text:p>
      <text:p text:style-name="Text_20_body">Name: <text:tab/><text:tab/><text:tab/>listQueries(xmlSchema)</text:p>
      <text:p text:style-name="P10">Available protocol: <text:tab/>XML-RPC</text:p>
      <text:p text:style-name="P14">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text:tab/>String “upper_limit” : maximum estimated size of XML file in megabytes <text:s/>that is allowed to send to instant QA</text:p>
      <text:p text:style-name="Text_20_body"/>
      <text:p text:style-name="Heading_20_8">Example</text:p>
      <text:p text:style-name="Text_20_body">listQueries('http://dd.eionet.europa.eu/GetSchema?id=TBL2551') returns the following result: </text:p>
      <text:p text:style-name="Example"><text:soft-page-break/>[{content_type_id=HTML,content_type_out=text/html, short_name=Test QRY, xml_schema=http://dd.eionet.europa.eu/GetSchema?id=TBL2552, schema_id=56, description=123, query=http://converters.eionet.europa.eu/xquery/checkMandatory.xquery, query_id=1,type=xquery, upper_limit=10 }, {content_type_id=HTML,content_type_out=text/html, short_name=Test 2, xml_schema=http://dd.eionet.europa.eu/GetSchema?id=TBL2552, schema_id=56, description=Desc, query=http://converters.eionet.europa.eu/xquery/GW_Body_rules2551.xql, query_id=9,type=xquery, upper_limit=100},{content_type_id=HTML,content_type_out=text/html, short_name=<text:span text:style-name="T8">"XML Schema Validation"</text:span>, xml_schema=http://dd.eionet.europa.eu/GetSchema?id=TBL2552, schema_id=56, description=XML Schema for table, query=http://dd.eionet.europa.eu/GetSchema?id=TBL2552, query_id=-1,type=xsd, upper_limit=10}] </text:p>
      <text:list xml:id="list102610450153196" text:continue-numbering="true" text:style-name="L1">
        <text:list-item>
          <text:list>
            <text:list-item>
              <text:h text:style-name="P59" text:outline-level="2"><text:bookmark-start text:name="__RefHeading__10585_1050601903"/>List available QA scripts<text:bookmark-end text:name="__RefHeading__10585_1050601903"/></text:h>
            </text:list-item>
          </text:list>
        </text:list-item>
      </text:list>
      <text:p text:style-name="Text_20_body">Service name:<text:tab/><text:tab/>XQueryService</text:p>
      <text:p text:style-name="Text_20_body">Name: <text:tab/><text:tab/><text:tab/>listQAScripts(XML_schema)</text:p>
      <text:p text:style-name="P10">Available protocol: <text:tab/>XML-RPC</text:p>
      <text:p text:style-name="P14">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text:tab/>String 4<text:tab/>: upper_limit - maximum estimated size of XML file in megabytes <text:s/>that is allowed to send to instant QA</text:p>
      <text:p text:style-name="Text_20_body"/>
      <text:p text:style-name="Heading_20_8">Example</text:p>
      <text:p text:style-name="Text_20_body">listQAScripts(' http://dd.eionet.europa.eu/GetSchema?id=TBL3227 ') <text:s/>returns the following result: </text:p>
      <text:p text:style-name="Example">[[-1, XML Schema Validation,,50 ], [15, Eionet-Water: Rivers - Proxy pressures, 31.10.2005 10:35:31,10]] </text:p>
      <text:list xml:id="list102610453165654" text:continue-numbering="true" text:style-name="L1">
        <text:list-item>
          <text:list>
            <text:list-item>
              <text:h text:style-name="P57" text:outline-level="2"><text:bookmark-start text:name="__RefHeading__10587_1050601903"/><text:soft-page-break/>Run QA script <text:span text:style-name="T40">(xml-rpc)</text:span><text:bookmark-end text:name="__RefHeading__10587_1050601903"/></text:h>
            </text:list-item>
          </text:list>
        </text:list-item>
      </text:list>
      <text:p text:style-name="Text_20_body">Service name:<text:tab/><text:tab/>XQueryService</text:p>
      <text:p text:style-name="Text_20_body">Name: <text:tab/><text:tab/><text:tab/>runQAScript(file_URL, script_ID)</text:p>
      <text:p text:style-name="P10">Available protocol: <text:tab/>XML-RPC</text:p>
      <text:p text:style-name="P14">Parameters:<text:tab/> <text:tab/>STRING, STRING</text:p>
      <text:p text:style-name="P15">Return type: <text:tab/><text:tab/>ARRAY</text:p>
      <text:p text:style-name="Text_20_body">Description: <text:tab/><text:tab/>This method runs the QA script with specified id against the source XML file and returns the result as a byte array. The 2 string parameters for the method are:</text:p>
      <text:list xml:id="list3177977259650568665" text:style-name="List_20_2">
        <text:list-item>
          <text:p text:style-name="P52">file_URL of the source XML file</text:p>
        </text:list-item>
        <text:list-item>
          <text:p text:style-name="P52">script_ID <text:s/>script id returned by listQAScripts() method; -1 if it is XML Schema validation</text:p>
        </text:list-item>
      </text:list>
      <text:p text:style-name="Text_20_body">The method returns an ARRAY with 4 elements:</text:p>
      <text:list xml:id="list2019320891936734153" text:style-name="L9">
        <text:list-item>
          <text:p text:style-name="P44">String 1 - content-type of the file format, can be used in HttpResponse<text:tab/>(“text/html”, “application-pdf”, …)</text:p>
        </text:list-item>
      </text:list>
      <text:list xml:id="list1787919241960325938" text:style-name="L10">
        <text:list-item>
          <text:p text:style-name="P45">Byte[] content<text:tab/><text:tab/>: Result of QA as a bytearray</text:p>
        </text:list-item>
      </text:list>
      <text:list xml:id="list2249635117887366430" text:style-name="L11">
        <text:list-item>
          <text:p text:style-name="P46">String - FEEDBACK_STATUS: Possible values - "BLOCKER", "ERROR", "WARNING", "INFO" and "UNKNOWN" as possible feedback statuses. Status "BLOCKER" would block releasing the envelope.</text:p>
        </text:list-item>
        <text:list-item>
          <text:p text:style-name="P46">String <text:s/>FEEDBACK_MESSAGE: Textual information about QA results</text:p>
        </text:list-item>
      </text:list>
      <text:p text:style-name="Heading_20_8">Example:</text:p>
      <text:p text:style-name="Example"><text:s/>runQAScript(http://cdr.eionet.europa.eu/at/eea/ewn1/envq2hsrw/ProxyPressures.xml","15") returns an ARRAY with the following content:</text:p>
      <text:p text:style-name="P32">[“text/html”, &lt;bytearray&gt;, “BLOCKER”,”Reported file is not valid. Found 7 errors.”] </text:p>
      <text:list xml:id="list102610456162690" text:continue-list="list102610453165654" text:style-name="L1">
        <text:list-item>
          <text:list>
            <text:list-item>
              <text:h text:style-name="P58" text:outline-level="2"><text:bookmark-start text:name="__RefHeading__9879_873370354"/>Run QA script <text:span text:style-name="T40">(REST)</text:span><text:bookmark-end text:name="__RefHeading__9879_873370354"/></text:h>
            </text:list-item>
          </text:list>
        </text:list-item>
      </text:list>
      <text:p text:style-name="P15"><text:span text:style-name="T44">N</text:span>ame: <text:tab/><text:tab/><text:tab/>runQAScript(<text:span text:style-name="T40">url</text:span>, script_<text:span text:style-name="T40">id</text:span>)</text:p>
      <text:p text:style-name="P11">Available protocol: <text:tab/><text:span text:style-name="T47">REST - HTTP GET</text:span></text:p>
      <text:p text:style-name="P12">Url:<text:tab/><text:tab/><text:tab/><text:span text:style-name="T45">/api/</text:span><text:span text:style-name="T46">runQAScript?url=&lt;&lt;file_url&gt;&gt;&amp;script_id=&lt;&lt;id&gt;&gt;</text:span></text:p>
      <text:p text:style-name="P15">Parameters:<text:tab/> <text:tab/><text:span text:style-name="T40">url, script_id</text:span></text:p>
      <text:p text:style-name="P15"><text:span text:style-name="T37">Result:</text:span><text:span text:style-name="T38"> <text:tab/><text:tab/>The </text:span><text:span text:style-name="T39">method </text:span><text:span text:style-name="T38">result </text:span><text:span text:style-name="T39">is returned in HTTP response body</text:span><text:span text:style-name="T38"> with the header-lines Content-Type and Content-Disposition set appropriately. </text:span></text:p>
      <text:p text:style-name="P15">Description: <text:tab/><text:tab/>This method runs the QA script with specified id against the source XML file and returns the result <text:span text:style-name="T41">usually as HTML content</text:span>. The 2 string parameters for the method are:</text:p>
      <text:list xml:id="list102610458158834" text:continue-list="list3177977259650568665" text:style-name="List_20_2">
        <text:list-item>
          <text:p text:style-name="P53"><text:span text:style-name="T41">url</text:span> of the source XML file</text:p>
        </text:list-item>
        <text:list-item>
          <text:p text:style-name="P53"><text:soft-page-break/>script_<text:span text:style-name="T41">id</text:span> returned by listQAScripts() method; -1 if it is XML Schema validation</text:p>
        </text:list-item>
      </text:list>
      <text:p text:style-name="P15"/>
      <text:p text:style-name="P7">Example:</text:p>
      <text:p text:style-name="P33"><text:span text:style-name="T25">&lt;a href="http://&lt;&lt;web_root&gt;&gt;/api/</text:span><text:span text:style-name="T26">runQAScript?url=&lt;&lt;file_url&gt;&gt;&amp;script_id=&lt;&lt;id&gt;&gt;</text:span><text:span text:style-name="T25">"&gt;</text:span><text:span text:style-name="T26">Run QA script</text:span><text:span text:style-name="T25">&lt;/a&gt;</text:span> returns <text:span text:style-name="T41">the QA result in HTTP response body</text:span>:</text:p>
      <text:p text:style-name="P34">&lt;div class=”feedbacktext”&gt;&lt;h1&gt;QA result&lt;/h1&gt; … &lt;/div&gt;</text:p>
      <text:list xml:id="list102610460182969" text:continue-list="list102610456162690" text:style-name="L1">
        <text:list-item>
          <text:h text:style-name="P55" text:outline-level="1"><text:bookmark-start text:name="__RefHeading__10589_1050601903"/>References<text:bookmark-end text:name="__RefHeading__10589_1050601903"/></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 text:style-name="Internet_20_link" text:visited-style-name="Visited_20_Internet_20_Link"><text:span text:style-name="Internet_20_link">http://www.w3.org/TR/xquery/</text:span></text:a> - XQuery 1.0: An XML Query Language, W3C Working Draft</text:p>
      <text:p text:style-name="List_20_Indent"><text:a xlink:type="simple" xlink:href="http://www.w3.org/TR/xpath-functions/" text:style-name="Internet_20_link" text:visited-style-name="Visited_20_Internet_20_Link"><text:span text:style-name="Internet_20_link">http://www.w3.org/TR/xpath-functions/</text:span></text:a><text:span text:style-name="T17"> - </text:span>XQuery 1.0 and XPath 2.0 Functions and Operators</text:p>
      <text:p text:style-name="List_20_Indent"><text:a xlink:type="simple" xlink:href="http://www.w3.org/TR/xpath-datamodel/" text:style-name="Internet_20_link" text:visited-style-name="Visited_20_Internet_20_Link"><text:span text:style-name="Internet_20_link">http://www.w3.org/TR/xpath-datamodel/</text:span></text:a><text:span text:style-name="T17"> - </text:span>XQuery 1.0 and XPath 2.0 Data Model</text:p>
      <text:p text:style-name="List_20_Indent"><text:a xlink:type="simple" xlink:href="http://www.w3.org/TR/xslt-xquery-serialization/" text:style-name="Internet_20_link" text:visited-style-name="Visited_20_Internet_20_Link"><text:s/></text:a><text:a xlink:type="simple" xlink:href="http://www.w3.org/TR/xslt-xquery-serialization/" text:style-name="Internet_20_link" text:visited-style-name="Visited_20_Internet_20_Link"><text:span text:style-name="Internet_20_link">http://www.w3.org/TR/xslt-xquery-serialization/</text:span></text:a><text:span text:style-name="T17"> - </text:span>XSLT 2.0 and XQuery 1.0 Serialization<text:span text:style-name="T17"> </text:span></text:p>
      <text:p text:style-name="List_20_Indent"><text:a xlink:type="simple" xlink:href="http://www.w3.org/TR/xquery-use-cases/" text:style-name="Internet_20_link" text:visited-style-name="Visited_20_Internet_20_Link"><text:span text:style-name="Internet_20_link">http://www.w3.org/TR/xquery-use-cases/</text:span></text:a><text:span text:style-name="T17"> - </text:span>XML Query Use Cases</text:p>
      <text:p text:style-name="List_20_Indent"><text:a xlink:type="simple" xlink:href="http://www.w3.org/TR/xquery-requirements/" text:style-name="Internet_20_link" text:visited-style-name="Visited_20_Internet_20_Link"><text:span text:style-name="Internet_20_link">http://www.w3.org/TR/xquery-requirements/</text:span></text:a><text:span text:style-name="T17"> -</text:span> XML Query (XQuery) Requirements</text:p>
      <text:p text:style-name="Heading_20_8">Tutorials</text:p>
      <text:p text:style-name="List_20_Indent"><text:a xlink:type="simple" xlink:href="http://www.w3schools.com/xquery/default.asp" text:style-name="Internet_20_link" text:visited-style-name="Visited_20_Internet_20_Link"><text:span text:style-name="Internet_20_link">http://www.w3schools.com/xquery/default.asp</text:span></text:a> - from w3schools</text:p>
      <text:p text:style-name="List_20_Indent"><text:a xlink:type="simple" xlink:href="http://www.brics.dk/~amoeller/XML/querying/" text:style-name="Internet_20_link" text:visited-style-name="Visited_20_Internet_20_Link"><text:span text:style-name="Internet_20_link">http://www.brics.dk/~amoeller/XML/querying/</text:span></text:a> - XQuery by ANDERS MØLLER &amp; MICHAEL I. SCHWARTZBACH</text:p>
      <text:p text:style-name="Heading_20_8">Links</text:p>
      <text:p text:style-name="List_20_Indent"><text:a xlink:type="simple" xlink:href="http://www.xquery.com/" text:style-name="Internet_20_link" text:visited-style-name="Visited_20_Internet_20_Link"><text:span text:style-name="Internet_20_link">http://www.xquery.com/</text:span></text:a> -<text:span text:style-name="T18"> </text:span>XQuery.com: Specifications, Articles, Mailing List, and Vendors</text:p>
      <text:p text:style-name="List_20_Indent"><text:a xlink:type="simple" xlink:href="http://www.xmlportfolio.com/xquery.html" text:style-name="Internet_20_link" text:visited-style-name="Visited_20_Internet_20_Link"><text:span text:style-name="Internet_20_link">http://www.xmlportfolio.com/xquery.html</text:span></text:a> - XQuery: Reinventing the Wheel?</text:p>
      <text:p text:style-name="List_20_Indent"/>
      <text:p text:style-name="P18">XMLgawk</text:p>
      <text:p text:style-name="P28"><text:span text:style-name="Internet_20_link"><text:span text:style-name="T14">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2"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ans-serif"/>
    <style:font-face style:name="StarSymbol1" svg:font-family="StarSymbol"/>
    <style:font-face style:name="Tahoma1" svg:font-family="Tahoma"/>
    <style:font-face style:name="courier" svg:font-family="courier, monospace"/>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loext:contextual-spacing="false"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loext:contextual-spacing="false" fo:text-indent="0cm" style:auto-text-indent="false" fo:keep-with-next="always"/>
      <style:text-properties style:font-name="Arial1" fo:font-family="Arial" style:font-family-generic="swiss" style:font-pitch="variable"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loext:contextual-spacing="false" fo:text-indent="0cm" style:auto-text-indent="false" fo:keep-with-next="always"/>
      <style:text-properties style:font-name="Arial1" fo:font-family="Arial" style:font-family-generic="swiss" style:font-pitch="variable"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loext:contextual-spacing="false" fo:text-indent="0cm" style:auto-text-indent="false" fo:keep-with-next="always"/>
      <style:text-properties style:font-name="Arial1" fo:font-family="Arial" style:font-family-generic="swiss" style:font-pitch="variable"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family="Arial" style:font-family-generic="swiss" style:font-pitch="variable"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family="Arial" style:font-family-generic="swiss" style:font-pitch="variable"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family="Arial" style:font-family-generic="swiss" style:font-pitch="variable"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family="Arial" style:font-family-generic="swiss" style:font-pitch="variable"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family="Arial" style:font-family-generic="swiss" style:font-pitch="variable" fo:font-weight="bold" style:font-weight-asian="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family="Arial" style:font-family-generic="swiss" style:font-pitch="variable" fo:font-size="9pt" style:font-size-asian="9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loext:contextual-spacing="false"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loext:contextual-spacing="false"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family="Arial" style:font-style-name="Bold" style:font-family-generic="swiss" style:font-pitch="variable"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loext:contextual-spacing="false" fo:text-align="end" style:justify-single-word="false" style:page-number="auto" fo:background-color="transparent" style:shadow="none">
        <style:tab-stops/>
        <style:background-image/>
      </style:paragraph-properties>
      <style:text-properties style:font-name="Arial" fo:font-family="Arial" style:font-style-name="Bold" style:font-family-generic="swiss" style:font-pitch="variable"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family="Arial" style:font-family-generic="swiss" style:font-pitch="variable"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family="Arial" style:font-family-generic="swiss" style:font-pitch="variable"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family="Arial" style:font-family-generic="swiss" style:font-pitch="variable"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loext:contextual-spacing="false" style:page-number="auto" fo:break-before="page"/>
      <style:text-properties style:font-name="Arial" fo:font-family="Arial" style:font-style-name="Bold" style:font-family-generic="swiss" style:font-pitch="variable"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loext:contextual-spacing="false" style:page-number="auto" fo:padding="0.049cm" fo:border="0.06pt solid #000000" style:shadow="none">
        <style:tab-stops/>
      </style:paragraph-properties>
      <style:text-properties style:font-name="Courier New1" fo:font-family="'Courier New'" style:font-style-name="Regular" style:font-family-generic="modern" style:font-pitch="fixed" fo:font-size="9pt" fo:language="en" fo:country="US"/>
    </style:style>
    <style:style style:name="Body" style:family="paragraph" style:parent-style-name="Standard">
      <style:paragraph-properties fo:margin-top="0.494cm" fo:margin-bottom="0.21cm" loext:contextual-spacing="false"/>
      <style:text-properties fo:color="#000000" style:font-name-asian="Arial Unicode MS" style:font-family-asian="'Arial Unicode MS', 'Times New Roman'" style:font-family-generic-asian="swiss" style:font-pitch-asian="variable"/>
    </style:style>
    <style:style style:name="Notice" style:family="paragraph" style:parent-style-name="Standard" style:next-style-name="Body">
      <style:paragraph-properties fo:margin-left="1cm" fo:margin-right="1cm" fo:text-indent="0cm" style:auto-text-indent="false"/>
      <style:text-properties style:font-name="Arial1" fo:font-family="Arial" style:font-family-generic="swiss" style:font-pitch="variable"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family="'Courier New'" style:font-family-generic="modern" fo:font-size="8pt" fo:language="et" fo:country="EE" style:font-size-asian="8pt" style:language-asian="et" style:country-asian="EE" style:font-name-complex="Courier New2" style:font-family-complex="'Courier New'" style:font-family-generic-complex="modern"/>
    </style:style>
    <style:style style:name="XML_20_Listing" style:display-name="XML Listing" style:family="paragraph" style:parent-style-name="Standard" style:class="text" style:master-page-name="">
      <style:paragraph-properties fo:margin-top="0cm" fo:margin-bottom="0cm" loext:contextual-spacing="false" style:page-number="auto" fo:background-color="#e6e6e6">
        <style:background-image/>
      </style:paragraph-properties>
      <style:text-properties style:font-name="Courier New1" fo:font-family="'Courier New'" style:font-style-name="Regular" style:font-family-generic="modern" style:font-pitch="fixed" fo:font-size="9pt" fo:language="en" fo:country="US"/>
    </style:style>
    <style:style style:name="Example" style:family="paragraph" style:parent-style-name="Standard">
      <style:paragraph-properties fo:margin-left="0.101cm" fo:margin-right="0.101cm" fo:margin-top="0.199cm" fo:margin-bottom="0.199cm" loext:contextual-spacing="false" fo:text-indent="0cm" style:auto-text-indent="false" fo:padding="0.15cm" fo:border="0.06pt solid #000000" style:shadow="none"/>
    </style:style>
    <style:style style:name="Figure" style:family="paragraph" style:parent-style-name="Caption"/>
    <style:style style:name="Footnote_20_Symbol" style:display-name="Footnote Symbol" style:family="text">
      <style:text-properties style:text-position="37% 100%" style:font-name="Arial1" fo:font-family="Arial" style:font-family-generic="swiss" style:font-pitch="variable" fo:font-size="8pt" style:font-size-asian="8pt"/>
    </style:style>
    <style:style style:name="Page_20_Number" style:display-name="Page Number" style:family="text">
      <style:text-properties style:font-name="Arial1" fo:font-family="Arial"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fo:font-size="83%" fo:language="en" fo:country="US"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fo:font-size="83%"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8z0" style:family="text">
      <style:text-properties style:font-name="Wingdings" fo:font-family="Wingdings" style:font-pitch="variable" style:font-charset="x-symbol"/>
    </style:style>
    <style:style style:name="WW8Num68z1" style:family="text">
      <style:text-properties style:font-name="Courier New2" fo:font-family="'Courier New'" style:font-family-generic="modern" style:font-name-complex="Courier New2" style:font-family-complex="'Courier New'" style:font-family-generic-complex="modern"/>
    </style:style>
    <style:style style:name="WW8Num68z3" style:family="text">
      <style:text-properties style:font-name="Symbol" fo:font-family="Symbol" style:font-family-generic="roman" style:font-pitch="variable" style:font-charset="x-symbol"/>
    </style:style>
    <style:style style:name="WW8Num125z0" style:family="text">
      <style:text-properties style:font-name="Wingdings" fo:font-family="Wingdings" style:font-pitch="variable" style:font-charset="x-symbol"/>
    </style:style>
    <style:style style:name="WW8Num125z3" style:family="text">
      <style:text-properties style:font-name="Symbol" fo:font-family="Symbol" style:font-family-generic="roman" style:font-pitch="variable" style:font-charset="x-symbol"/>
    </style:style>
    <style:style style:name="WW8Num125z4" style:family="text">
      <style:text-properties style:font-name="Courier New2" fo:font-family="'Courier New'" style:font-family-generic="modern" style:font-name-complex="Courier New2" style:font-family-complex="'Courier New'" style:font-family-generic-complex="modern"/>
    </style:style>
    <style:style style:name="WW8Num50z0" style:family="text">
      <style:text-properties style:font-name="Wingdings" fo:font-family="Wingdings" style:font-pitch="variable" style:font-charset="x-symbol"/>
    </style:style>
    <style:style style:name="WW8Num50z1" style:family="text">
      <style:text-properties style:font-name="Courier New2" fo:font-family="'Courier New'" style:font-family-generic="modern" style:font-name-complex="Courier New2" style:font-family-complex="'Courier New'" style:font-family-generic-complex="modern"/>
    </style:style>
    <style:style style:name="WW8Num50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2" fo:font-family="'Courier New'" style:font-family-generic="modern" style:font-name-complex="Courier New2"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10z0" style:family="text">
      <style:text-properties style:font-name="Wingdings" fo:font-family="Wingdings" style:font-pitch="variable" style:font-charset="x-symbol"/>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text:bullet-char="">
        <style:list-level-properties text:space-before="1.27cm" text:min-label-width="1.27cm"/>
        <style:text-properties style:font-name="Wingdings"/>
      </text:list-level-style-bullet>
      <text:list-level-style-bullet text:level="2" text:style-name="WW8Num68z1" text:bullet-char="o">
        <style:list-level-properties text:space-before="1.905cm" text:min-label-width="0.635cm"/>
        <style:text-properties style:font-name="Courier New"/>
      </text:list-level-style-bullet>
      <text:list-level-style-bullet text:level="3" text:style-name="WW8Num68z0" text:bullet-char="">
        <style:list-level-properties text:space-before="3.175cm" text:min-label-width="0.635cm"/>
        <style:text-properties style:font-name="Wingdings"/>
      </text:list-level-style-bullet>
      <text:list-level-style-bullet text:level="4" text:style-name="WW8Num68z3" text:bullet-char="">
        <style:list-level-properties text:space-before="4.445cm" text:min-label-width="0.635cm"/>
        <style:text-properties style:font-name="Symbol"/>
      </text:list-level-style-bullet>
      <text:list-level-style-bullet text:level="5" text:style-name="WW8Num68z1" text:bullet-char="o">
        <style:list-level-properties text:space-before="5.715cm" text:min-label-width="0.635cm"/>
        <style:text-properties style:font-name="Courier New"/>
      </text:list-level-style-bullet>
      <text:list-level-style-bullet text:level="6" text:style-name="WW8Num68z0" text:bullet-char="">
        <style:list-level-properties text:space-before="6.985cm" text:min-label-width="0.635cm"/>
        <style:text-properties style:font-name="Wingdings"/>
      </text:list-level-style-bullet>
      <text:list-level-style-bullet text:level="7" text:style-name="WW8Num68z3" text:bullet-char="">
        <style:list-level-properties text:space-before="8.255cm" text:min-label-width="0.635cm"/>
        <style:text-properties style:font-name="Symbol"/>
      </text:list-level-style-bullet>
      <text:list-level-style-bullet text:level="8" text:style-name="WW8Num68z1" text:bullet-char="o">
        <style:list-level-properties text:space-before="9.525cm" text:min-label-width="0.635cm"/>
        <style:text-properties style:font-name="Courier New"/>
      </text:list-level-style-bullet>
      <text:list-level-style-bullet text:level="9" text:style-name="WW8Num6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text:bullet-char="">
        <style:list-level-properties text:space-before="1.27cm"/>
        <style:text-properties style:font-name="Wingdings"/>
      </text:list-level-style-bullet>
      <text:list-level-style-bullet text:level="2" text:style-name="WW8Num125z0" text:bullet-char="">
        <style:list-level-properties text:space-before="1.905cm" text:min-label-width="1.27cm"/>
        <style:text-properties style:font-name="Wingdings"/>
      </text:list-level-style-bullet>
      <text:list-level-style-bullet text:level="3" text:style-name="WW8Num125z0" text:bullet-char="">
        <style:list-level-properties text:space-before="3.175cm" text:min-label-width="0.635cm"/>
        <style:text-properties style:font-name="Wingdings"/>
      </text:list-level-style-bullet>
      <text:list-level-style-bullet text:level="4" text:style-name="WW8Num125z3" text:bullet-char="">
        <style:list-level-properties text:space-before="4.445cm" text:min-label-width="0.635cm"/>
        <style:text-properties style:font-name="Symbol"/>
      </text:list-level-style-bullet>
      <text:list-level-style-bullet text:level="5" text:style-name="WW8Num125z4" text:bullet-char="o">
        <style:list-level-properties text:space-before="5.715cm" text:min-label-width="0.635cm"/>
        <style:text-properties style:font-name="Courier New"/>
      </text:list-level-style-bullet>
      <text:list-level-style-bullet text:level="6" text:style-name="WW8Num125z0" text:bullet-char="">
        <style:list-level-properties text:space-before="6.985cm" text:min-label-width="0.635cm"/>
        <style:text-properties style:font-name="Wingdings"/>
      </text:list-level-style-bullet>
      <text:list-level-style-bullet text:level="7" text:style-name="WW8Num125z3" text:bullet-char="">
        <style:list-level-properties text:space-before="8.255cm" text:min-label-width="0.635cm"/>
        <style:text-properties style:font-name="Symbol"/>
      </text:list-level-style-bullet>
      <text:list-level-style-bullet text:level="8" text:style-name="WW8Num125z4" text:bullet-char="o">
        <style:list-level-properties text:space-before="9.525cm" text:min-label-width="0.635cm"/>
        <style:text-properties style:font-name="Courier New"/>
      </text:list-level-style-bullet>
      <text:list-level-style-bullet text:level="9" text:style-name="WW8Num125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1.27cm" text:min-label-width="0.635cm"/>
        <style:text-properties style:font-name="Wingdings"/>
      </text:list-level-style-bullet>
      <text:list-level-style-bullet text:level="2" text:style-name="WW8Num50z1" text:bullet-char="o">
        <style:list-level-properties text:space-before="1.905cm" text:min-label-width="0.635cm"/>
        <style:text-properties style:font-name="Courier New"/>
      </text:list-level-style-bullet>
      <text:list-level-style-bullet text:level="3" text:style-name="WW8Num50z0" text:bullet-char="">
        <style:list-level-properties text:space-before="3.175cm" text:min-label-width="0.635cm"/>
        <style:text-properties style:font-name="Wingdings"/>
      </text:list-level-style-bullet>
      <text:list-level-style-bullet text:level="4" text:style-name="WW8Num50z3"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
      </text:list-level-style-bullet>
      <text:list-level-style-bullet text:level="6" text:style-name="WW8Num50z0" text:bullet-char="">
        <style:list-level-properties text:space-before="6.985cm" text:min-label-width="0.635cm"/>
        <style:text-properties style:font-name="Wingdings"/>
      </text:list-level-style-bullet>
      <text:list-level-style-bullet text:level="7" text:style-name="WW8Num50z3"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
      </text:list-level-style-bullet>
      <text:list-level-style-bullet text:level="9" text:style-name="WW8Num5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text:bullet-char="">
        <style:list-level-properties text:space-before="1.27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space-before="1.27cm" text:min-label-width="0.635cm"/>
        <style:text-properties style:font-name="Wingdings"/>
      </text:list-level-style-bullet>
      <text:list-level-style-bullet text:level="2" text:style-name="WW8Num21z1" text:bullet-char="o">
        <style:list-level-properties text:space-before="2.54cm" text:min-label-width="0.635cm"/>
        <style:text-properties style:font-name="Courier New"/>
      </text:list-level-style-bullet>
      <text:list-level-style-bullet text:level="3" text:style-name="WW8Num21z0" text:bullet-char="">
        <style:list-level-properties text:space-before="3.81cm" text:min-label-width="0.635cm"/>
        <style:text-properties style:font-name="Wingdings"/>
      </text:list-level-style-bullet>
      <text:list-level-style-bullet text:level="4" text:style-name="WW8Num21z3" text:bullet-char="">
        <style:list-level-properties text:space-before="5.08cm" text:min-label-width="0.635cm"/>
        <style:text-properties style:font-name="Symbol"/>
      </text:list-level-style-bullet>
      <text:list-level-style-bullet text:level="5" text:style-name="WW8Num21z1" text:bullet-char="o">
        <style:list-level-properties text:space-before="6.35cm" text:min-label-width="0.635cm"/>
        <style:text-properties style:font-name="Courier New"/>
      </text:list-level-style-bullet>
      <text:list-level-style-bullet text:level="6" text:style-name="WW8Num21z0" text:bullet-char="">
        <style:list-level-properties text:space-before="7.62cm" text:min-label-width="0.635cm"/>
        <style:text-properties style:font-name="Wingdings"/>
      </text:list-level-style-bullet>
      <text:list-level-style-bullet text:level="7" text:style-name="WW8Num21z3" text:bullet-char="">
        <style:list-level-properties text:space-before="8.89cm" text:min-label-width="0.635cm"/>
        <style:text-properties style:font-name="Symbol"/>
      </text:list-level-style-bullet>
      <text:list-level-style-bullet text:level="8" text:style-name="WW8Num21z1" text:bullet-char="o">
        <style:list-level-properties text:space-before="10.16cm" text:min-label-width="0.635cm"/>
        <style:text-properties style:font-name="Courier New"/>
      </text:list-level-style-bullet>
      <text:list-level-style-bullet text:level="9" text:style-name="WW8Num21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27cm" text:min-label-width="0.635cm"/>
        <style:text-properties style:font-name="Wingdings"/>
      </text:list-level-style-bullet>
      <text:list-level-style-bullet text:level="2" text:style-name="WW8Num10z1" text:bullet-char="o">
        <style:list-level-properties text:space-before="2.54cm" text:min-label-width="0.635cm"/>
        <style:text-properties style:font-name="Courier New"/>
      </text:list-level-style-bullet>
      <text:list-level-style-bullet text:level="3" text:style-name="WW8Num10z0" text:bullet-char="">
        <style:list-level-properties text:space-before="3.81cm" text:min-label-width="0.635cm"/>
        <style:text-properties style:font-name="Wingdings"/>
      </text:list-level-style-bullet>
      <text:list-level-style-bullet text:level="4" text:style-name="WW8Num10z3" text:bullet-char="">
        <style:list-level-properties text:space-before="5.08cm" text:min-label-width="0.635cm"/>
        <style:text-properties style:font-name="Symbol"/>
      </text:list-level-style-bullet>
      <text:list-level-style-bullet text:level="5" text:style-name="WW8Num10z1" text:bullet-char="o">
        <style:list-level-properties text:space-before="6.35cm" text:min-label-width="0.635cm"/>
        <style:text-properties style:font-name="Courier New"/>
      </text:list-level-style-bullet>
      <text:list-level-style-bullet text:level="6" text:style-name="WW8Num10z0" text:bullet-char="">
        <style:list-level-properties text:space-before="7.62cm" text:min-label-width="0.635cm"/>
        <style:text-properties style:font-name="Wingdings"/>
      </text:list-level-style-bullet>
      <text:list-level-style-bullet text:level="7" text:style-name="WW8Num10z3" text:bullet-char="">
        <style:list-level-properties text:space-before="8.89cm" text:min-label-width="0.635cm"/>
        <style:text-properties style:font-name="Symbol"/>
      </text:list-level-style-bullet>
      <text:list-level-style-bullet text:level="8" text:style-name="WW8Num10z1" text:bullet-char="o">
        <style:list-level-properties text:space-before="10.16cm" text:min-label-width="0.635cm"/>
        <style:text-properties style:font-name="Courier New"/>
      </text:list-level-style-bullet>
      <text:list-level-style-bullet text:level="9" text:style-name="WW8Num10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51pt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71</text:editing-cycles> <text:s text:c="2"/><text:modification-date style:data-style-name="N84">2015-05-06</text:modification-date><text:tab/><text:title>Quality Assessment Service</text:title><text:tab/><text:span text:style-name="MT1">Page </text:span><text:span text:style-name="MT1"><text:page-number text:select-page="current">3</text:page-number></text:span><text:span text:style-name="MT1"> of </text:span><text:span text:style-name="MT1"><text:page-count style:num-format="1">33</text:page-count></text:span><text:tab/></text:p>
        <text:p text:style-name="Standard"/>
      </style:footer>
    </style:master-page>
    <style:master-page style:name="HTML" style:page-layout-name="Mpm2"/>
    <style:master-page style:name="Default_20_Landscape" style:display-name="Default Landscape" style:page-layout-name="Mpm3">
      <style:footer>
        <text:p text:style-name="MP1"/>
        <text:p text:style-name="MP3">Revision <text:editing-cycles>71</text:editing-cycles> <text:s text:c="2"/><text:modification-date style:data-style-name="N84">2015-05-06</text:modification-date><text:tab/><text:title>Quality Assessment Service</text:title><text:tab/><text:span text:style-name="MT1">Page </text:span><text:span text:style-name="MT1"><text:page-number text:select-page="current">0</text:page-number></text:span><text:span text:style-name="MT1"> of </text:span><text:span text:style-name="MT1"><text:page-count style:num-format="1">3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dc:title>Quality Assessment Service</dc:title>
    <meta:initial-creator>Søren Roug</meta:initial-creator>
    <meta:creation-date>2006-09-18T16:55:03</meta:creation-date>
    <dc:date>2015-05-06T10:26:09.621000000</dc:date>
    <meta:printed-by>Søren Roug</meta:printed-by>
    <meta:print-date>2008-06-11T11:43:08</meta:print-date>
    <dc:language>en-GB</dc:language>
    <meta:editing-cycles>71</meta:editing-cycles>
    <meta:editing-duration>PT17H32M22S</meta:editing-duration>
    <meta:document-statistic meta:table-count="6" meta:image-count="13" meta:object-count="0" meta:page-count="33" meta:paragraph-count="721" meta:word-count="8150" meta:character-count="55601" meta:non-whitespace-character-count="46848"/>
    <meta:user-defined meta:name="Info 1"/>
    <meta:user-defined meta:name="Info 2"/>
    <meta:user-defined meta:name="Info 3"/>
    <meta:user-defined meta:name="Info 4"/>
    <meta:template xlink:type="simple" xlink:actuate="onRequest" xlink:title="EEA-Technical-Report" xlink:href="../../../../.openoffice.org2.0/user/template/EEA-Technical-Report.ott" meta:date="2008-05-27T16:27:54"/>
  </office:meta>
</office:document-meta>
</file>